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0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76mm"/>
    </style:style>
    <style:style style:name="co4" style:family="table-column">
      <style:table-column-properties fo:break-before="auto" style:column-width="42.76mm"/>
    </style:style>
    <style:style style:name="co5" style:family="table-column">
      <style:table-column-properties fo:break-before="auto" style:column-width="41.12mm"/>
    </style:style>
    <style:style style:name="co6" style:family="table-column">
      <style:table-column-properties fo:break-before="auto" style:column-width="35.12mm"/>
    </style:style>
    <style:style style:name="co7" style:family="table-column">
      <style:table-column-properties fo:break-before="auto" style:column-width="83.59mm"/>
    </style:style>
    <style:style style:name="co8" style:family="table-column">
      <style:table-column-properties fo:break-before="auto" style:column-width="32.95mm"/>
    </style:style>
    <style:style style:name="co9" style:family="table-column">
      <style:table-column-properties fo:break-before="auto" style:column-width="45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= 1k-100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Overall Average</text:p>
          </table:table-cell>
          <table:table-cell office:value-type="string" calcext:value-type="string">
            <text:p>Average / (N^(7/4))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Goes from 11.7 to 45, but fluctuates heavi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 <text:s text:c="20"/>: 100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A7]" office:value-type="float" office:value="210804" calcext:value-type="float">
            <text:p>210804</text:p>
          </table:table-cell>
          <table:table-cell table:formula="of:= [.D4] / ([.C4] ^ (7/4))" office:value-type="float" office:value="1.18543800715426" calcext:value-type="float">
            <text:p>1.1854380072</text:p>
          </table:table-cell>
          <table:table-cell table:formula="of:=[.A9]" office:value-type="float" office:value="11.7429" calcext:value-type="float">
            <text:p>11.742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] + 1000" office:value-type="float" office:value="2000" calcext:value-type="float">
            <text:p>2000</text:p>
          </table:table-cell>
          <table:table-cell table:formula="of:=[.A15]" office:value-type="float" office:value="707963" calcext:value-type="float">
            <text:p>707963</text:p>
          </table:table-cell>
          <table:table-cell table:formula="of:= [.D5] / ([.C5] ^ (7/4))" office:value-type="float" office:value="1.18360848133006" calcext:value-type="float">
            <text:p>1.1836084813</text:p>
          </table:table-cell>
          <table:table-cell table:formula="of:=[.A17]" office:value-type="float" office:value="15.0209" calcext:value-type="float">
            <text:p>15.02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Overall average: </text:p>
          </table:table-cell>
          <table:table-cell/>
          <table:table-cell table:formula="of:=[.C5] + 1000" office:value-type="float" office:value="3000" calcext:value-type="float">
            <text:p>3000</text:p>
          </table:table-cell>
          <table:table-cell table:formula="of:=[.A23]" office:value-type="float" office:value="1437070" calcext:value-type="float">
            <text:p>1437070</text:p>
          </table:table-cell>
          <table:table-cell table:formula="of:= [.D6] / ([.C6] ^ (7/4))" office:value-type="float" office:value="1.18172310650192" calcext:value-type="float">
            <text:p>1.1817231065</text:p>
          </table:table-cell>
          <table:table-cell table:formula="of:=[.A25]" office:value-type="float" office:value="15.881" calcext:value-type="float">
            <text:p>15.881</text:p>
          </table:table-cell>
          <table:table-cell table:number-columns-repeated="3"/>
          <table:table-cell office:value-type="string" calcext:value-type="string">
            <text:p># Of Point Sets = 25</text:p>
          </table:table-cell>
          <table:table-cell/>
        </table:table-row>
        <table:table-row table:style-name="ro1">
          <table:table-cell office:value-type="float" office:value="210804" calcext:value-type="float">
            <text:p>210804</text:p>
          </table:table-cell>
          <table:table-cell/>
          <table:table-cell table:formula="of:=[.C6] + 1000" office:value-type="float" office:value="4000" calcext:value-type="float">
            <text:p>4000</text:p>
          </table:table-cell>
          <table:table-cell table:formula="of:=[.A31]" office:value-type="float" office:value="2365930" calcext:value-type="float">
            <text:p>2365930</text:p>
          </table:table-cell>
          <table:table-cell table:formula="of:= [.D7] / ([.C7] ^ (7/4))" office:value-type="float" office:value="1.17597179706989" calcext:value-type="float">
            <text:p>1.1759717971</text:p>
          </table:table-cell>
          <table:table-cell table:formula="of:=[.A33]" office:value-type="float" office:value="20.6318" calcext:value-type="float">
            <text:p>20.6318</text:p>
          </table:table-cell>
          <table:table-cell table:number-columns-repeated="3"/>
          <table:table-cell office:value-type="string" calcext:value-type="string">
            <text:p>#of Angles = 10</text:p>
          </table:table-cell>
          <table:table-cell/>
        </table:table-row>
        <table:table-row table:style-name="ro1">
          <table:table-cell office:value-type="string" calcext:value-type="string">
            <text:p><text:s/>Overall Delta: </text:p>
          </table:table-cell>
          <table:table-cell/>
          <table:table-cell table:formula="of:=[.C7] + 1000" office:value-type="float" office:value="5000" calcext:value-type="float">
            <text:p>5000</text:p>
          </table:table-cell>
          <table:table-cell table:formula="of:=[.A39]" office:value-type="float" office:value="3508000" calcext:value-type="float">
            <text:p>3508000</text:p>
          </table:table-cell>
          <table:table-cell table:formula="of:= [.D8] / ([.C8] ^ (7/4))" office:value-type="float" office:value="1.17994584988401" calcext:value-type="float">
            <text:p>1.1799458499</text:p>
          </table:table-cell>
          <table:table-cell table:formula="of:=[.A41]" office:value-type="float" office:value="16.9165" calcext:value-type="float">
            <text:p>16.9165</text:p>
          </table:table-cell>
          <table:table-cell table:number-columns-repeated="3"/>
          <table:table-cell office:value-type="string" calcext:value-type="string">
            <text:p>Overall Run Time = 1295m 25.891s = ~21.6 hours</text:p>
          </table:table-cell>
          <table:table-cell/>
        </table:table-row>
        <table:table-row table:style-name="ro1">
          <table:table-cell office:value-type="float" office:value="11.7429" calcext:value-type="float">
            <text:p>11.7429</text:p>
          </table:table-cell>
          <table:table-cell/>
          <table:table-cell table:formula="of:=[.C8] + 1000" office:value-type="float" office:value="6000" calcext:value-type="float">
            <text:p>6000</text:p>
          </table:table-cell>
          <table:table-cell table:formula="of:=[.A47]" office:value-type="float" office:value="4811570" calcext:value-type="float">
            <text:p>4811570</text:p>
          </table:table-cell>
          <table:table-cell table:formula="of:= [.D9] / ([.C9] ^ (7/4))" office:value-type="float" office:value="1.17631089705639" calcext:value-type="float">
            <text:p>1.1763108971</text:p>
          </table:table-cell>
          <table:table-cell table:formula="of:=[.A49]" office:value-type="float" office:value="18.3768" calcext:value-type="float">
            <text:p>18.3768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9] + 1000" office:value-type="float" office:value="7000" calcext:value-type="float">
            <text:p>7000</text:p>
          </table:table-cell>
          <table:table-cell table:formula="of:=[.A55]" office:value-type="float" office:value="6296850" calcext:value-type="float">
            <text:p>6296850</text:p>
          </table:table-cell>
          <table:table-cell table:formula="of:= [.D10] / ([.C10] ^ (7/4))" office:value-type="float" office:value="1.17544355179596" calcext:value-type="float">
            <text:p>1.1754435518</text:p>
          </table:table-cell>
          <table:table-cell table:formula="of:=[.A57]" office:value-type="float" office:value="20.1018" calcext:value-type="float">
            <text:p>20.10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----RUN REPORT----</text:p>
          </table:table-cell>
          <table:table-cell/>
          <table:table-cell table:formula="of:=[.C10] + 1000" office:value-type="float" office:value="8000" calcext:value-type="float">
            <text:p>8000</text:p>
          </table:table-cell>
          <table:table-cell table:formula="of:=[.A63]" office:value-type="float" office:value="7953740" calcext:value-type="float">
            <text:p>7953740</text:p>
          </table:table-cell>
          <table:table-cell table:formula="of:= [.D11] / ([.C11] ^ (7/4))" office:value-type="float" office:value="1.17534107268639" calcext:value-type="float">
            <text:p>1.1753410727</text:p>
          </table:table-cell>
          <table:table-cell table:formula="of:=[.A65]" office:value-type="float" office:value="17.6865" calcext:value-type="float">
            <text:p>17.6865</text:p>
          </table:table-cell>
          <table:table-cell table:number-columns-repeated="3"/>
          <table:table-cell office:value-type="string" calcext:value-type="string">
            <text:p>Average Ratio</text:p>
          </table:table-cell>
          <table:table-cell table:formula="of:=AVERAGE([.E4:.E103])" office:value-type="float" office:value="1.16692469254646" calcext:value-type="float">
            <text:p>1.1669246925</text:p>
          </table:table-cell>
        </table:table-row>
        <table:table-row table:style-name="ro1">
          <table:table-cell office:value-type="string" calcext:value-type="string">
            <text:p>N <text:s text:c="20"/>: 2000</text:p>
          </table:table-cell>
          <table:table-cell/>
          <table:table-cell table:formula="of:=[.C11] + 1000" office:value-type="float" office:value="9000" calcext:value-type="float">
            <text:p>9000</text:p>
          </table:table-cell>
          <table:table-cell table:formula="of:=[.A71]" office:value-type="float" office:value="9752580" calcext:value-type="float">
            <text:p>9752580</text:p>
          </table:table-cell>
          <table:table-cell table:formula="of:= [.D12] / ([.C12] ^ (7/4))" office:value-type="float" office:value="1.17272215522376" calcext:value-type="float">
            <text:p>1.1727221552</text:p>
          </table:table-cell>
          <table:table-cell table:formula="of:=[.A73]" office:value-type="float" office:value="20.5363" calcext:value-type="float">
            <text:p>20.536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2] + 1000" office:value-type="float" office:value="10000" calcext:value-type="float">
            <text:p>10000</text:p>
          </table:table-cell>
          <table:table-cell table:formula="of:=[.A79]" office:value-type="float" office:value="11745500" calcext:value-type="float">
            <text:p>11745500</text:p>
          </table:table-cell>
          <table:table-cell table:formula="of:= [.D13] / ([.C13] ^ (7/4))" office:value-type="float" office:value="1.17455" calcext:value-type="float">
            <text:p>1.17455</text:p>
          </table:table-cell>
          <table:table-cell table:formula="of:=[.A81]" office:value-type="float" office:value="22.6858" calcext:value-type="float">
            <text:p>22.6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Overall average: </text:p>
          </table:table-cell>
          <table:table-cell/>
          <table:table-cell table:formula="of:=[.C13] + 1000" office:value-type="float" office:value="11000" calcext:value-type="float">
            <text:p>11000</text:p>
          </table:table-cell>
          <table:table-cell table:formula="of:=[.A87]" office:value-type="float" office:value="13881700" calcext:value-type="float">
            <text:p>13881700</text:p>
          </table:table-cell>
          <table:table-cell table:formula="of:= [.D14] / ([.C14] ^ (7/4))" office:value-type="float" office:value="1.17491231386476" calcext:value-type="float">
            <text:p>1.1749123139</text:p>
          </table:table-cell>
          <table:table-cell table:formula="of:=[.A89]" office:value-type="float" office:value="24.1799" calcext:value-type="float">
            <text:p>24.1799</text:p>
          </table:table-cell>
          <table:table-cell table:number-columns-repeated="3"/>
          <table:table-cell office:value-type="string" calcext:value-type="string">
            <text:p>Delta Max</text:p>
          </table:table-cell>
          <table:table-cell table:formula="of:=MAX([.F4:.F103])" office:value-type="float" office:value="45.1405" calcext:value-type="float">
            <text:p>45.1405</text:p>
          </table:table-cell>
        </table:table-row>
        <table:table-row table:style-name="ro1">
          <table:table-cell office:value-type="float" office:value="707963" calcext:value-type="float">
            <text:p>707963</text:p>
          </table:table-cell>
          <table:table-cell/>
          <table:table-cell table:formula="of:=[.C14] + 1000" office:value-type="float" office:value="12000" calcext:value-type="float">
            <text:p>12000</text:p>
          </table:table-cell>
          <table:table-cell table:formula="of:=[.A95]" office:value-type="float" office:value="16123600" calcext:value-type="float">
            <text:p>16123600</text:p>
          </table:table-cell>
          <table:table-cell table:formula="of:= [.D15] / ([.C15] ^ (7/4))" office:value-type="float" office:value="1.17191155093768" calcext:value-type="float">
            <text:p>1.1719115509</text:p>
          </table:table-cell>
          <table:table-cell table:formula="of:=[.A97]" office:value-type="float" office:value="24.6067" calcext:value-type="float">
            <text:p>24.6067</text:p>
          </table:table-cell>
          <table:table-cell table:number-columns-repeated="3"/>
          <table:table-cell office:value-type="string" calcext:value-type="string">
            <text:p>Delta Min</text:p>
          </table:table-cell>
          <table:table-cell table:formula="of:=MIN([.F4:.F103])" office:value-type="float" office:value="11.7429" calcext:value-type="float">
            <text:p>11.7429</text:p>
          </table:table-cell>
        </table:table-row>
        <table:table-row table:style-name="ro1">
          <table:table-cell office:value-type="string" calcext:value-type="string">
            <text:p><text:s/>Overall Delta: </text:p>
          </table:table-cell>
          <table:table-cell/>
          <table:table-cell table:formula="of:=[.C15] + 1000" office:value-type="float" office:value="13000" calcext:value-type="float">
            <text:p>13000</text:p>
          </table:table-cell>
          <table:table-cell table:formula="of:=[.A103]" office:value-type="float" office:value="18513400" calcext:value-type="float">
            <text:p>18513400</text:p>
          </table:table-cell>
          <table:table-cell table:formula="of:= [.D16] / ([.C16] ^ (7/4))" office:value-type="float" office:value="1.16972916417278" calcext:value-type="float">
            <text:p>1.1697291642</text:p>
          </table:table-cell>
          <table:table-cell table:formula="of:=[.A105]" office:value-type="float" office:value="28.4166" calcext:value-type="float">
            <text:p>28.4166</text:p>
          </table:table-cell>
          <table:table-cell table:number-columns-repeated="3"/>
          <table:table-cell office:value-type="string" calcext:value-type="string">
            <text:p>Delta Average</text:p>
          </table:table-cell>
          <table:table-cell table:formula="of:=AVERAGE([.F4:.F103])" office:value-type="float" office:value="32.742232" calcext:value-type="float">
            <text:p>32.742232</text:p>
          </table:table-cell>
        </table:table-row>
        <table:table-row table:style-name="ro1">
          <table:table-cell office:value-type="float" office:value="15.0209" calcext:value-type="float">
            <text:p>15.0209</text:p>
          </table:table-cell>
          <table:table-cell/>
          <table:table-cell table:formula="of:=[.C16] + 1000" office:value-type="float" office:value="14000" calcext:value-type="float">
            <text:p>14000</text:p>
          </table:table-cell>
          <table:table-cell table:formula="of:=[.A111]" office:value-type="float" office:value="21119700" calcext:value-type="float">
            <text:p>21119700</text:p>
          </table:table-cell>
          <table:table-cell table:formula="of:= [.D17] / ([.C17] ^ (7/4))" office:value-type="float" office:value="1.17209734562263" calcext:value-type="float">
            <text:p>1.1720973456</text:p>
          </table:table-cell>
          <table:table-cell table:formula="of:=[.A113]" office:value-type="float" office:value="25.7286" calcext:value-type="float">
            <text:p>25.728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7] + 1000" office:value-type="float" office:value="15000" calcext:value-type="float">
            <text:p>15000</text:p>
          </table:table-cell>
          <table:table-cell table:formula="of:=[.A119]" office:value-type="float" office:value="23818900" calcext:value-type="float">
            <text:p>23818900</text:p>
          </table:table-cell>
          <table:table-cell table:formula="of:= [.D18] / ([.C18] ^ (7/4))" office:value-type="float" office:value="1.17155315454" calcext:value-type="float">
            <text:p>1.1715531545</text:p>
          </table:table-cell>
          <table:table-cell table:formula="of:=[.A121]" office:value-type="float" office:value="27.1981" calcext:value-type="float">
            <text:p>27.19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----RUN REPORT----</text:p>
          </table:table-cell>
          <table:table-cell/>
          <table:table-cell table:formula="of:=[.C18] + 1000" office:value-type="float" office:value="16000" calcext:value-type="float">
            <text:p>16000</text:p>
          </table:table-cell>
          <table:table-cell table:formula="of:=[.A127]" office:value-type="float" office:value="26661000" calcext:value-type="float">
            <text:p>26661000</text:p>
          </table:table-cell>
          <table:table-cell table:formula="of:= [.D19] / ([.C19] ^ (7/4))" office:value-type="float" office:value="1.17129547428905" calcext:value-type="float">
            <text:p>1.1712954743</text:p>
          </table:table-cell>
          <table:table-cell table:formula="of:=[.A129]" office:value-type="float" office:value="25.3572" calcext:value-type="float">
            <text:p>25.35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 <text:s text:c="20"/>: 3000</text:p>
          </table:table-cell>
          <table:table-cell/>
          <table:table-cell table:formula="of:=[.C19] + 1000" office:value-type="float" office:value="17000" calcext:value-type="float">
            <text:p>17000</text:p>
          </table:table-cell>
          <table:table-cell table:formula="of:=[.A135]" office:value-type="float" office:value="29582200" calcext:value-type="float">
            <text:p>29582200</text:p>
          </table:table-cell>
          <table:table-cell table:formula="of:= [.D20] / ([.C20] ^ (7/4))" office:value-type="float" office:value="1.16881252409481" calcext:value-type="float">
            <text:p>1.1688125241</text:p>
          </table:table-cell>
          <table:table-cell table:formula="of:=[.A137]" office:value-type="float" office:value="25.7767" calcext:value-type="float">
            <text:p>25.7767</text:p>
          </table:table-cell>
          <table:table-cell table:number-columns-repeated="3"/>
          <table:table-cell office:value-type="string" calcext:value-type="string">
            <text:p>N = 1k-100k</text:p>
          </table:table-cell>
          <table:table-cell/>
        </table:table-row>
        <table:table-row table:style-name="ro1">
          <table:table-cell table:number-columns-repeated="2"/>
          <table:table-cell table:formula="of:=[.C20] + 1000" office:value-type="float" office:value="18000" calcext:value-type="float">
            <text:p>18000</text:p>
          </table:table-cell>
          <table:table-cell table:formula="of:=[.A143]" office:value-type="float" office:value="32708600" calcext:value-type="float">
            <text:p>32708600</text:p>
          </table:table-cell>
          <table:table-cell table:formula="of:= [.D21] / ([.C21] ^ (7/4))" office:value-type="float" office:value="1.16932456085555" calcext:value-type="float">
            <text:p>1.1693245609</text:p>
          </table:table-cell>
          <table:table-cell table:formula="of:=[.A145]" office:value-type="float" office:value="26.0438" calcext:value-type="float">
            <text:p>26.04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Overall average: </text:p>
          </table:table-cell>
          <table:table-cell/>
          <table:table-cell table:formula="of:=[.C21] + 1000" office:value-type="float" office:value="19000" calcext:value-type="float">
            <text:p>19000</text:p>
          </table:table-cell>
          <table:table-cell table:formula="of:=[.A151]" office:value-type="float" office:value="35998500" calcext:value-type="float">
            <text:p>35998500</text:p>
          </table:table-cell>
          <table:table-cell table:formula="of:= [.D22] / ([.C22] ^ (7/4))" office:value-type="float" office:value="1.17075387289905" calcext:value-type="float">
            <text:p>1.1707538729</text:p>
          </table:table-cell>
          <table:table-cell table:formula="of:=[.A153]" office:value-type="float" office:value="28.051" calcext:value-type="float">
            <text:p>28.051</text:p>
          </table:table-cell>
          <table:table-cell table:number-columns-repeated="5"/>
        </table:table-row>
        <table:table-row table:style-name="ro1">
          <table:table-cell office:value-type="float" office:value="1437070" calcext:value-type="float">
            <text:p>1437070</text:p>
          </table:table-cell>
          <table:table-cell/>
          <table:table-cell table:formula="of:=[.C22] + 1000" office:value-type="float" office:value="20000" calcext:value-type="float">
            <text:p>20000</text:p>
          </table:table-cell>
          <table:table-cell table:formula="of:=[.A159]" office:value-type="float" office:value="39296300" calcext:value-type="float">
            <text:p>39296300</text:p>
          </table:table-cell>
          <table:table-cell table:formula="of:= [.D23] / ([.C23] ^ (7/4))" office:value-type="float" office:value="1.16828598883204" calcext:value-type="float">
            <text:p>1.1682859888</text:p>
          </table:table-cell>
          <table:table-cell table:formula="of:=[.A161]" office:value-type="float" office:value="25.5218" calcext:value-type="float">
            <text:p>25.52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Overall Delta: </text:p>
          </table:table-cell>
          <table:table-cell/>
          <table:table-cell table:formula="of:=[.C23] + 1000" office:value-type="float" office:value="21000" calcext:value-type="float">
            <text:p>21000</text:p>
          </table:table-cell>
          <table:table-cell table:formula="of:=[.A167]" office:value-type="float" office:value="42881900" calcext:value-type="float">
            <text:p>42881900</text:p>
          </table:table-cell>
          <table:table-cell table:formula="of:= [.D24] / ([.C24] ^ (7/4))" office:value-type="float" office:value="1.17055076716438" calcext:value-type="float">
            <text:p>1.1705507672</text:p>
          </table:table-cell>
          <table:table-cell table:formula="of:=[.A169]" office:value-type="float" office:value="24.8583" calcext:value-type="float">
            <text:p>24.8583</text:p>
          </table:table-cell>
          <table:table-cell table:number-columns-repeated="5"/>
        </table:table-row>
        <table:table-row table:style-name="ro1">
          <table:table-cell office:value-type="float" office:value="15.881" calcext:value-type="float">
            <text:p>15.881</text:p>
          </table:table-cell>
          <table:table-cell/>
          <table:table-cell table:formula="of:=[.C24] + 1000" office:value-type="float" office:value="22000" calcext:value-type="float">
            <text:p>22000</text:p>
          </table:table-cell>
          <table:table-cell table:formula="of:=[.A175]" office:value-type="float" office:value="46465500" calcext:value-type="float">
            <text:p>46465500</text:p>
          </table:table-cell>
          <table:table-cell table:formula="of:= [.D25] / ([.C25] ^ (7/4))" office:value-type="float" office:value="1.16920569852237" calcext:value-type="float">
            <text:p>1.1692056985</text:p>
          </table:table-cell>
          <table:table-cell table:formula="of:=[.A177]" office:value-type="float" office:value="27.6897" calcext:value-type="float">
            <text:p>27.689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5] + 1000" office:value-type="float" office:value="23000" calcext:value-type="float">
            <text:p>23000</text:p>
          </table:table-cell>
          <table:table-cell table:formula="of:=[.A183]" office:value-type="float" office:value="50180800" calcext:value-type="float">
            <text:p>50180800</text:p>
          </table:table-cell>
          <table:table-cell table:formula="of:= [.D26] / ([.C26] ^ (7/4))" office:value-type="float" office:value="1.16819103136965" calcext:value-type="float">
            <text:p>1.1681910314</text:p>
          </table:table-cell>
          <table:table-cell table:formula="of:=[.A185]" office:value-type="float" office:value="31.6311" calcext:value-type="float">
            <text:p>31.63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----RUN REPORT----</text:p>
          </table:table-cell>
          <table:table-cell/>
          <table:table-cell table:formula="of:=[.C26] + 1000" office:value-type="float" office:value="24000" calcext:value-type="float">
            <text:p>24000</text:p>
          </table:table-cell>
          <table:table-cell table:formula="of:=[.A191]" office:value-type="float" office:value="54156300" calcext:value-type="float">
            <text:p>54156300</text:p>
          </table:table-cell>
          <table:table-cell table:formula="of:= [.D27] / ([.C27] ^ (7/4))" office:value-type="float" office:value="1.17025178534472" calcext:value-type="float">
            <text:p>1.1702517853</text:p>
          </table:table-cell>
          <table:table-cell table:formula="of:=[.A193]" office:value-type="float" office:value="26.6714" calcext:value-type="float">
            <text:p>26.67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 <text:s text:c="20"/>: 4000</text:p>
          </table:table-cell>
          <table:table-cell/>
          <table:table-cell table:formula="of:=[.C27] + 1000" office:value-type="float" office:value="25000" calcext:value-type="float">
            <text:p>25000</text:p>
          </table:table-cell>
          <table:table-cell table:formula="of:=[.A199]" office:value-type="float" office:value="58139100" calcext:value-type="float">
            <text:p>58139100</text:p>
          </table:table-cell>
          <table:table-cell table:formula="of:= [.D28] / ([.C28] ^ (7/4))" office:value-type="float" office:value="1.16969676658687" calcext:value-type="float">
            <text:p>1.1696967666</text:p>
          </table:table-cell>
          <table:table-cell table:formula="of:=[.A201]" office:value-type="float" office:value="30.0017" calcext:value-type="float">
            <text:p>30.001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8] + 1000" office:value-type="float" office:value="26000" calcext:value-type="float">
            <text:p>26000</text:p>
          </table:table-cell>
          <table:table-cell table:formula="of:=[.A207]" office:value-type="float" office:value="62107100" calcext:value-type="float">
            <text:p>62107100</text:p>
          </table:table-cell>
          <table:table-cell table:formula="of:= [.D29] / ([.C29] ^ (7/4))" office:value-type="float" office:value="1.16664276483724" calcext:value-type="float">
            <text:p>1.1666427648</text:p>
          </table:table-cell>
          <table:table-cell table:formula="of:=[.A209]" office:value-type="float" office:value="29.4745" calcext:value-type="float">
            <text:p>29.47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Overall average: </text:p>
          </table:table-cell>
          <table:table-cell/>
          <table:table-cell table:formula="of:=[.C29] + 1000" office:value-type="float" office:value="27000" calcext:value-type="float">
            <text:p>27000</text:p>
          </table:table-cell>
          <table:table-cell table:formula="of:=[.A215]" office:value-type="float" office:value="66521200" calcext:value-type="float">
            <text:p>66521200</text:p>
          </table:table-cell>
          <table:table-cell table:formula="of:= [.D30] / ([.C30] ^ (7/4))" office:value-type="float" office:value="1.16969730081832" calcext:value-type="float">
            <text:p>1.1696973008</text:p>
          </table:table-cell>
          <table:table-cell table:formula="of:=[.A217]" office:value-type="float" office:value="39.8289" calcext:value-type="float">
            <text:p>39.8289</text:p>
          </table:table-cell>
          <table:table-cell table:number-columns-repeated="5"/>
        </table:table-row>
        <table:table-row table:style-name="ro1">
          <table:table-cell office:value-type="float" office:value="2365930" calcext:value-type="float">
            <text:p>2365930</text:p>
          </table:table-cell>
          <table:table-cell/>
          <table:table-cell table:formula="of:=[.C30] + 1000" office:value-type="float" office:value="28000" calcext:value-type="float">
            <text:p>28000</text:p>
          </table:table-cell>
          <table:table-cell table:formula="of:=[.A223]" office:value-type="float" office:value="70728800" calcext:value-type="float">
            <text:p>70728800</text:p>
          </table:table-cell>
          <table:table-cell table:formula="of:= [.D31] / ([.C31] ^ (7/4))" office:value-type="float" office:value="1.16699698752377" calcext:value-type="float">
            <text:p>1.1669969875</text:p>
          </table:table-cell>
          <table:table-cell table:formula="of:=[.A225]" office:value-type="float" office:value="27.9852" calcext:value-type="float">
            <text:p>27.98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Overall Delta: </text:p>
          </table:table-cell>
          <table:table-cell/>
          <table:table-cell table:formula="of:=[.C31] + 1000" office:value-type="float" office:value="29000" calcext:value-type="float">
            <text:p>29000</text:p>
          </table:table-cell>
          <table:table-cell table:formula="of:=[.A231]" office:value-type="float" office:value="75195600" calcext:value-type="float">
            <text:p>75195600</text:p>
          </table:table-cell>
          <table:table-cell table:formula="of:= [.D32] / ([.C32] ^ (7/4))" office:value-type="float" office:value="1.16679868952502" calcext:value-type="float">
            <text:p>1.1667986895</text:p>
          </table:table-cell>
          <table:table-cell table:formula="of:=[.A233]" office:value-type="float" office:value="30.6596" calcext:value-type="float">
            <text:p>30.6596</text:p>
          </table:table-cell>
          <table:table-cell table:number-columns-repeated="5"/>
        </table:table-row>
        <table:table-row table:style-name="ro1">
          <table:table-cell office:value-type="float" office:value="20.6318" calcext:value-type="float">
            <text:p>20.6318</text:p>
          </table:table-cell>
          <table:table-cell/>
          <table:table-cell table:formula="of:=[.C32] + 1000" office:value-type="float" office:value="30000" calcext:value-type="float">
            <text:p>30000</text:p>
          </table:table-cell>
          <table:table-cell table:formula="of:=[.A239]" office:value-type="float" office:value="79914000" calcext:value-type="float">
            <text:p>79914000</text:p>
          </table:table-cell>
          <table:table-cell table:formula="of:= [.D33] / ([.C33] ^ (7/4))" office:value-type="float" office:value="1.16858598523428" calcext:value-type="float">
            <text:p>1.1685859852</text:p>
          </table:table-cell>
          <table:table-cell table:formula="of:=[.A241]" office:value-type="float" office:value="27.1421" calcext:value-type="float">
            <text:p>27.142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3] + 1000" office:value-type="float" office:value="31000" calcext:value-type="float">
            <text:p>31000</text:p>
          </table:table-cell>
          <table:table-cell table:formula="of:=[.A247]" office:value-type="float" office:value="84508200" calcext:value-type="float">
            <text:p>84508200</text:p>
          </table:table-cell>
          <table:table-cell table:formula="of:= [.D34] / ([.C34] ^ (7/4))" office:value-type="float" office:value="1.16685230176886" calcext:value-type="float">
            <text:p>1.1668523018</text:p>
          </table:table-cell>
          <table:table-cell table:formula="of:=[.A249]" office:value-type="float" office:value="27.8241" calcext:value-type="float">
            <text:p>27.82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----RUN REPORT----</text:p>
          </table:table-cell>
          <table:table-cell/>
          <table:table-cell table:formula="of:=[.C34] + 1000" office:value-type="float" office:value="32000" calcext:value-type="float">
            <text:p>32000</text:p>
          </table:table-cell>
          <table:table-cell table:formula="of:=[.A255]" office:value-type="float" office:value="89313000" calcext:value-type="float">
            <text:p>89313000</text:p>
          </table:table-cell>
          <table:table-cell table:formula="of:= [.D35] / ([.C35] ^ (7/4))" office:value-type="float" office:value="1.16654693082733" calcext:value-type="float">
            <text:p>1.1665469308</text:p>
          </table:table-cell>
          <table:table-cell table:formula="of:=[.A257]" office:value-type="float" office:value="29.1178" calcext:value-type="float">
            <text:p>29.11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 <text:s text:c="20"/>: 5000</text:p>
          </table:table-cell>
          <table:table-cell/>
          <table:table-cell table:formula="of:=[.C35] + 1000" office:value-type="float" office:value="33000" calcext:value-type="float">
            <text:p>33000</text:p>
          </table:table-cell>
          <table:table-cell table:formula="of:=[.A263]" office:value-type="float" office:value="94297000" calcext:value-type="float">
            <text:p>94297000</text:p>
          </table:table-cell>
          <table:table-cell table:formula="of:= [.D36] / ([.C36] ^ (7/4))" office:value-type="float" office:value="1.16707423481849" calcext:value-type="float">
            <text:p>1.1670742348</text:p>
          </table:table-cell>
          <table:table-cell table:formula="of:=[.A265]" office:value-type="float" office:value="29.4237" calcext:value-type="float">
            <text:p>29.423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6] + 1000" office:value-type="float" office:value="34000" calcext:value-type="float">
            <text:p>34000</text:p>
          </table:table-cell>
          <table:table-cell table:formula="of:=[.A271]" office:value-type="float" office:value="99429500" calcext:value-type="float">
            <text:p>99429500</text:p>
          </table:table-cell>
          <table:table-cell table:formula="of:= [.D37] / ([.C37] ^ (7/4))" office:value-type="float" office:value="1.16795779809257" calcext:value-type="float">
            <text:p>1.1679577981</text:p>
          </table:table-cell>
          <table:table-cell table:formula="of:=[.A273]" office:value-type="float" office:value="32.645" calcext:value-type="float">
            <text:p>32.6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Overall average: </text:p>
          </table:table-cell>
          <table:table-cell/>
          <table:table-cell table:formula="of:=[.C37] + 1000" office:value-type="float" office:value="35000" calcext:value-type="float">
            <text:p>35000</text:p>
          </table:table-cell>
          <table:table-cell table:formula="of:=[.A279]" office:value-type="float" office:value="104457000" calcext:value-type="float">
            <text:p>104457000</text:p>
          </table:table-cell>
          <table:table-cell table:formula="of:= [.D38] / ([.C38] ^ (7/4))" office:value-type="float" office:value="1.16632200933018" calcext:value-type="float">
            <text:p>1.1663220093</text:p>
          </table:table-cell>
          <table:table-cell table:formula="of:=[.A281]" office:value-type="float" office:value="29.9961" calcext:value-type="float">
            <text:p>29.9961</text:p>
          </table:table-cell>
          <table:table-cell table:number-columns-repeated="5"/>
        </table:table-row>
        <table:table-row table:style-name="ro1">
          <table:table-cell office:value-type="float" office:value="3508000" calcext:value-type="float">
            <text:p>3508000</text:p>
          </table:table-cell>
          <table:table-cell/>
          <table:table-cell table:formula="of:=[.C38] + 1000" office:value-type="float" office:value="36000" calcext:value-type="float">
            <text:p>36000</text:p>
          </table:table-cell>
          <table:table-cell table:formula="of:=[.A287]" office:value-type="float" office:value="109760000" calcext:value-type="float">
            <text:p>109760000</text:p>
          </table:table-cell>
          <table:table-cell table:formula="of:= [.D39] / ([.C39] ^ (7/4))" office:value-type="float" office:value="1.16658052504425" calcext:value-type="float">
            <text:p>1.166580525</text:p>
          </table:table-cell>
          <table:table-cell table:formula="of:=[.A289]" office:value-type="float" office:value="31.8797" calcext:value-type="float">
            <text:p>31.87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Overall Delta: </text:p>
          </table:table-cell>
          <table:table-cell/>
          <table:table-cell table:formula="of:=[.C39] + 1000" office:value-type="float" office:value="37000" calcext:value-type="float">
            <text:p>37000</text:p>
          </table:table-cell>
          <table:table-cell table:formula="of:=[.A295]" office:value-type="float" office:value="115229000" calcext:value-type="float">
            <text:p>115229000</text:p>
          </table:table-cell>
          <table:table-cell table:formula="of:= [.D40] / ([.C40] ^ (7/4))" office:value-type="float" office:value="1.16737066538484" calcext:value-type="float">
            <text:p>1.1673706654</text:p>
          </table:table-cell>
          <table:table-cell table:formula="of:=[.A297]" office:value-type="float" office:value="30.1653" calcext:value-type="float">
            <text:p>30.1653</text:p>
          </table:table-cell>
          <table:table-cell table:number-columns-repeated="5"/>
        </table:table-row>
        <table:table-row table:style-name="ro1">
          <table:table-cell office:value-type="float" office:value="16.9165" calcext:value-type="float">
            <text:p>16.9165</text:p>
          </table:table-cell>
          <table:table-cell/>
          <table:table-cell table:formula="of:=[.C40] + 1000" office:value-type="float" office:value="38000" calcext:value-type="float">
            <text:p>38000</text:p>
          </table:table-cell>
          <table:table-cell table:formula="of:=[.A303]" office:value-type="float" office:value="120680000" calcext:value-type="float">
            <text:p>120680000</text:p>
          </table:table-cell>
          <table:table-cell table:formula="of:= [.D41] / ([.C41] ^ (7/4))" office:value-type="float" office:value="1.16684725111054" calcext:value-type="float">
            <text:p>1.1668472511</text:p>
          </table:table-cell>
          <table:table-cell table:formula="of:=[.A305]" office:value-type="float" office:value="29.3736" calcext:value-type="float">
            <text:p>29.373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1] + 1000" office:value-type="float" office:value="39000" calcext:value-type="float">
            <text:p>39000</text:p>
          </table:table-cell>
          <table:table-cell table:formula="of:=[.A311]" office:value-type="float" office:value="126279000" calcext:value-type="float">
            <text:p>126279000</text:p>
          </table:table-cell>
          <table:table-cell table:formula="of:= [.D42] / ([.C42] ^ (7/4))" office:value-type="float" office:value="1.16672383933022" calcext:value-type="float">
            <text:p>1.1667238393</text:p>
          </table:table-cell>
          <table:table-cell table:formula="of:=[.A313]" office:value-type="float" office:value="30.6284" calcext:value-type="float">
            <text:p>30.6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----RUN REPORT----</text:p>
          </table:table-cell>
          <table:table-cell/>
          <table:table-cell table:formula="of:=[.C42] + 1000" office:value-type="float" office:value="40000" calcext:value-type="float">
            <text:p>40000</text:p>
          </table:table-cell>
          <table:table-cell table:formula="of:=[.A319]" office:value-type="float" office:value="131877000" calcext:value-type="float">
            <text:p>131877000</text:p>
          </table:table-cell>
          <table:table-cell table:formula="of:= [.D43] / ([.C43] ^ (7/4))" office:value-type="float" office:value="1.16563901228173" calcext:value-type="float">
            <text:p>1.1656390123</text:p>
          </table:table-cell>
          <table:table-cell table:formula="of:=[.A321]" office:value-type="float" office:value="29.1159" calcext:value-type="float">
            <text:p>29.11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 <text:s text:c="20"/>: 6000</text:p>
          </table:table-cell>
          <table:table-cell/>
          <table:table-cell table:formula="of:=[.C43] + 1000" office:value-type="float" office:value="41000" calcext:value-type="float">
            <text:p>41000</text:p>
          </table:table-cell>
          <table:table-cell table:formula="of:=[.A327]" office:value-type="float" office:value="137731000" calcext:value-type="float">
            <text:p>137731000</text:p>
          </table:table-cell>
          <table:table-cell table:formula="of:= [.D44] / ([.C44] ^ (7/4))" office:value-type="float" office:value="1.16589637352157" calcext:value-type="float">
            <text:p>1.1658963735</text:p>
          </table:table-cell>
          <table:table-cell table:formula="of:=[.A329]" office:value-type="float" office:value="35.8161" calcext:value-type="float">
            <text:p>35.816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4] + 1000" office:value-type="float" office:value="42000" calcext:value-type="float">
            <text:p>42000</text:p>
          </table:table-cell>
          <table:table-cell table:formula="of:=[.A335]" office:value-type="float" office:value="143579000" calcext:value-type="float">
            <text:p>143579000</text:p>
          </table:table-cell>
          <table:table-cell table:formula="of:= [.D45] / ([.C45] ^ (7/4))" office:value-type="float" office:value="1.16521124191811" calcext:value-type="float">
            <text:p>1.1652112419</text:p>
          </table:table-cell>
          <table:table-cell table:formula="of:=[.A337]" office:value-type="float" office:value="34.5187" calcext:value-type="float">
            <text:p>34.51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Overall average: </text:p>
          </table:table-cell>
          <table:table-cell/>
          <table:table-cell table:formula="of:=[.C45] + 1000" office:value-type="float" office:value="43000" calcext:value-type="float">
            <text:p>43000</text:p>
          </table:table-cell>
          <table:table-cell table:formula="of:=[.A343]" office:value-type="float" office:value="149808000" calcext:value-type="float">
            <text:p>149808000</text:p>
          </table:table-cell>
          <table:table-cell table:formula="of:= [.D46] / ([.C46] ^ (7/4))" office:value-type="float" office:value="1.16671614797554" calcext:value-type="float">
            <text:p>1.166716148</text:p>
          </table:table-cell>
          <table:table-cell table:formula="of:=[.A345]" office:value-type="float" office:value="35.4973" calcext:value-type="float">
            <text:p>35.4973</text:p>
          </table:table-cell>
          <table:table-cell table:number-columns-repeated="5"/>
        </table:table-row>
        <table:table-row table:style-name="ro1">
          <table:table-cell office:value-type="float" office:value="4811570" calcext:value-type="float">
            <text:p>4811570</text:p>
          </table:table-cell>
          <table:table-cell/>
          <table:table-cell table:formula="of:=[.C46] + 1000" office:value-type="float" office:value="44000" calcext:value-type="float">
            <text:p>44000</text:p>
          </table:table-cell>
          <table:table-cell table:formula="of:=[.A351]" office:value-type="float" office:value="155766000" calcext:value-type="float">
            <text:p>155766000</text:p>
          </table:table-cell>
          <table:table-cell table:formula="of:= [.D47] / ([.C47] ^ (7/4))" office:value-type="float" office:value="1.16528051275172" calcext:value-type="float">
            <text:p>1.1652805128</text:p>
          </table:table-cell>
          <table:table-cell table:formula="of:=[.A353]" office:value-type="float" office:value="31.3013" calcext:value-type="float">
            <text:p>31.30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Overall Delta: </text:p>
          </table:table-cell>
          <table:table-cell/>
          <table:table-cell table:formula="of:=[.C47] + 1000" office:value-type="float" office:value="45000" calcext:value-type="float">
            <text:p>45000</text:p>
          </table:table-cell>
          <table:table-cell table:formula="of:=[.A359]" office:value-type="float" office:value="162072000" calcext:value-type="float">
            <text:p>162072000</text:p>
          </table:table-cell>
          <table:table-cell table:formula="of:= [.D48] / ([.C48] ^ (7/4))" office:value-type="float" office:value="1.1656981099874" calcext:value-type="float">
            <text:p>1.16569811</text:p>
          </table:table-cell>
          <table:table-cell table:formula="of:=[.A361]" office:value-type="float" office:value="34.1614" calcext:value-type="float">
            <text:p>34.1614</text:p>
          </table:table-cell>
          <table:table-cell table:number-columns-repeated="5"/>
        </table:table-row>
        <table:table-row table:style-name="ro1">
          <table:table-cell office:value-type="float" office:value="18.3768" calcext:value-type="float">
            <text:p>18.3768</text:p>
          </table:table-cell>
          <table:table-cell/>
          <table:table-cell table:formula="of:=[.C48] + 1000" office:value-type="float" office:value="46000" calcext:value-type="float">
            <text:p>46000</text:p>
          </table:table-cell>
          <table:table-cell table:formula="of:=[.A367]" office:value-type="float" office:value="168589000" calcext:value-type="float">
            <text:p>168589000</text:p>
          </table:table-cell>
          <table:table-cell table:formula="of:= [.D49] / ([.C49] ^ (7/4))" office:value-type="float" office:value="1.16681775549217" calcext:value-type="float">
            <text:p>1.1668177555</text:p>
          </table:table-cell>
          <table:table-cell table:formula="of:=[.A369]" office:value-type="float" office:value="35.6653" calcext:value-type="float">
            <text:p>35.665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9] + 1000" office:value-type="float" office:value="47000" calcext:value-type="float">
            <text:p>47000</text:p>
          </table:table-cell>
          <table:table-cell table:formula="of:=[.A375]" office:value-type="float" office:value="174737000" calcext:value-type="float">
            <text:p>174737000</text:p>
          </table:table-cell>
          <table:table-cell table:formula="of:= [.D50] / ([.C50] ^ (7/4))" office:value-type="float" office:value="1.1646987886947" calcext:value-type="float">
            <text:p>1.1646987887</text:p>
          </table:table-cell>
          <table:table-cell table:formula="of:=[.A377]" office:value-type="float" office:value="35.1888" calcext:value-type="float">
            <text:p>35.1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----RUN REPORT----</text:p>
          </table:table-cell>
          <table:table-cell/>
          <table:table-cell table:formula="of:=[.C50] + 1000" office:value-type="float" office:value="48000" calcext:value-type="float">
            <text:p>48000</text:p>
          </table:table-cell>
          <table:table-cell table:formula="of:=[.A383]" office:value-type="float" office:value="181617000" calcext:value-type="float">
            <text:p>181617000</text:p>
          </table:table-cell>
          <table:table-cell table:formula="of:= [.D51] / ([.C51] ^ (7/4))" office:value-type="float" office:value="1.16676752346767" calcext:value-type="float">
            <text:p>1.1667675235</text:p>
          </table:table-cell>
          <table:table-cell table:formula="of:=[.A385]" office:value-type="float" office:value="33.798" calcext:value-type="float">
            <text:p>33.7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 <text:s text:c="20"/>: 7000</text:p>
          </table:table-cell>
          <table:table-cell/>
          <table:table-cell table:formula="of:=[.C51] + 1000" office:value-type="float" office:value="49000" calcext:value-type="float">
            <text:p>49000</text:p>
          </table:table-cell>
          <table:table-cell table:formula="of:=[.A391]" office:value-type="float" office:value="188036000" calcext:value-type="float">
            <text:p>188036000</text:p>
          </table:table-cell>
          <table:table-cell table:formula="of:= [.D52] / ([.C52] ^ (7/4))" office:value-type="float" office:value="1.16519299228537" calcext:value-type="float">
            <text:p>1.1651929923</text:p>
          </table:table-cell>
          <table:table-cell table:formula="of:=[.A393]" office:value-type="float" office:value="37.9145" calcext:value-type="float">
            <text:p>37.9145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52] + 1000" office:value-type="float" office:value="50000" calcext:value-type="float">
            <text:p>50000</text:p>
          </table:table-cell>
          <table:table-cell table:formula="of:=[.A399]" office:value-type="float" office:value="195013000" calcext:value-type="float">
            <text:p>195013000</text:p>
          </table:table-cell>
          <table:table-cell table:formula="of:= [.D53] / ([.C53] ^ (7/4))" office:value-type="float" office:value="1.16644980748918" calcext:value-type="float">
            <text:p>1.1664498075</text:p>
          </table:table-cell>
          <table:table-cell table:formula="of:=[.A401]" office:value-type="float" office:value="32.6571" calcext:value-type="float">
            <text:p>32.65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Overall average: </text:p>
          </table:table-cell>
          <table:table-cell/>
          <table:table-cell table:formula="of:=[.C53] + 1000" office:value-type="float" office:value="51000" calcext:value-type="float">
            <text:p>51000</text:p>
          </table:table-cell>
          <table:table-cell table:formula="of:=[.A407]" office:value-type="float" office:value="201677000" calcext:value-type="float">
            <text:p>201677000</text:p>
          </table:table-cell>
          <table:table-cell table:formula="of:= [.D54] / ([.C54] ^ (7/4))" office:value-type="float" office:value="1.16522170099672" calcext:value-type="float">
            <text:p>1.165221701</text:p>
          </table:table-cell>
          <table:table-cell table:formula="of:=[.A409]" office:value-type="float" office:value="37.0434" calcext:value-type="float">
            <text:p>37.0434</text:p>
          </table:table-cell>
          <table:table-cell table:number-columns-repeated="5"/>
        </table:table-row>
        <table:table-row table:style-name="ro1">
          <table:table-cell office:value-type="float" office:value="6296850" calcext:value-type="float">
            <text:p>6296850</text:p>
          </table:table-cell>
          <table:table-cell/>
          <table:table-cell table:formula="of:=[.C54] + 1000" office:value-type="float" office:value="52000" calcext:value-type="float">
            <text:p>52000</text:p>
          </table:table-cell>
          <table:table-cell table:formula="of:=[.A415]" office:value-type="float" office:value="208605000" calcext:value-type="float">
            <text:p>208605000</text:p>
          </table:table-cell>
          <table:table-cell table:formula="of:= [.D55] / ([.C55] ^ (7/4))" office:value-type="float" office:value="1.16498105353662" calcext:value-type="float">
            <text:p>1.1649810535</text:p>
          </table:table-cell>
          <table:table-cell table:formula="of:=[.A417]" office:value-type="float" office:value="36.9707" calcext:value-type="float">
            <text:p>36.97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Overall Delta: </text:p>
          </table:table-cell>
          <table:table-cell/>
          <table:table-cell table:formula="of:=[.C55] + 1000" office:value-type="float" office:value="53000" calcext:value-type="float">
            <text:p>53000</text:p>
          </table:table-cell>
          <table:table-cell table:formula="of:=[.A423]" office:value-type="float" office:value="216011000" calcext:value-type="float">
            <text:p>216011000</text:p>
          </table:table-cell>
          <table:table-cell table:formula="of:= [.D56] / ([.C56] ^ (7/4))" office:value-type="float" office:value="1.16679106739996" calcext:value-type="float">
            <text:p>1.1667910674</text:p>
          </table:table-cell>
          <table:table-cell table:formula="of:=[.A425]" office:value-type="float" office:value="31.3819" calcext:value-type="float">
            <text:p>31.3819</text:p>
          </table:table-cell>
          <table:table-cell table:number-columns-repeated="5"/>
        </table:table-row>
        <table:table-row table:style-name="ro1">
          <table:table-cell office:value-type="float" office:value="20.1018" calcext:value-type="float">
            <text:p>20.1018</text:p>
          </table:table-cell>
          <table:table-cell/>
          <table:table-cell table:formula="of:=[.C56] + 1000" office:value-type="float" office:value="54000" calcext:value-type="float">
            <text:p>54000</text:p>
          </table:table-cell>
          <table:table-cell table:formula="of:=[.A431]" office:value-type="float" office:value="222855000" calcext:value-type="float">
            <text:p>222855000</text:p>
          </table:table-cell>
          <table:table-cell table:formula="of:= [.D57] / ([.C57] ^ (7/4))" office:value-type="float" office:value="1.16501979002054" calcext:value-type="float">
            <text:p>1.16501979</text:p>
          </table:table-cell>
          <table:table-cell table:formula="of:=[.A433]" office:value-type="float" office:value="35.0636" calcext:value-type="float">
            <text:p>35.063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57] + 1000" office:value-type="float" office:value="55000" calcext:value-type="float">
            <text:p>55000</text:p>
          </table:table-cell>
          <table:table-cell table:formula="of:=[.A439]" office:value-type="float" office:value="230018000" calcext:value-type="float">
            <text:p>230018000</text:p>
          </table:table-cell>
          <table:table-cell table:formula="of:= [.D58] / ([.C58] ^ (7/4))" office:value-type="float" office:value="1.16446681452507" calcext:value-type="float">
            <text:p>1.1644668145</text:p>
          </table:table-cell>
          <table:table-cell table:formula="of:=[.A441]" office:value-type="float" office:value="37.4201" calcext:value-type="float">
            <text:p>37.42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----RUN REPORT----</text:p>
          </table:table-cell>
          <table:table-cell/>
          <table:table-cell table:formula="of:=[.C58] + 1000" office:value-type="float" office:value="56000" calcext:value-type="float">
            <text:p>56000</text:p>
          </table:table-cell>
          <table:table-cell table:formula="of:=[.A447]" office:value-type="float" office:value="237495000" calcext:value-type="float">
            <text:p>237495000</text:p>
          </table:table-cell>
          <table:table-cell table:formula="of:= [.D59] / ([.C59] ^ (7/4))" office:value-type="float" office:value="1.16499865391652" calcext:value-type="float">
            <text:p>1.1649986539</text:p>
          </table:table-cell>
          <table:table-cell table:formula="of:=[.A449]" office:value-type="float" office:value="33.1075" calcext:value-type="float">
            <text:p>33.10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 <text:s text:c="20"/>: 8000</text:p>
          </table:table-cell>
          <table:table-cell/>
          <table:table-cell table:formula="of:=[.C59] + 1000" office:value-type="float" office:value="57000" calcext:value-type="float">
            <text:p>57000</text:p>
          </table:table-cell>
          <table:table-cell table:formula="of:=[.A455]" office:value-type="float" office:value="244892000" calcext:value-type="float">
            <text:p>244892000</text:p>
          </table:table-cell>
          <table:table-cell table:formula="of:= [.D60] / ([.C60] ^ (7/4))" office:value-type="float" office:value="1.16464509144147" calcext:value-type="float">
            <text:p>1.1646450914</text:p>
          </table:table-cell>
          <table:table-cell table:formula="of:=[.A457]" office:value-type="float" office:value="32.8056" calcext:value-type="float">
            <text:p>32.805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60] + 1000" office:value-type="float" office:value="58000" calcext:value-type="float">
            <text:p>58000</text:p>
          </table:table-cell>
          <table:table-cell table:formula="of:=[.A463]" office:value-type="float" office:value="252618000" calcext:value-type="float">
            <text:p>252618000</text:p>
          </table:table-cell>
          <table:table-cell table:formula="of:= [.D61] / ([.C61] ^ (7/4))" office:value-type="float" office:value="1.16537394410027" calcext:value-type="float">
            <text:p>1.1653739441</text:p>
          </table:table-cell>
          <table:table-cell table:formula="of:=[.A465]" office:value-type="float" office:value="33.841" calcext:value-type="float">
            <text:p>33.8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Overall average: </text:p>
          </table:table-cell>
          <table:table-cell/>
          <table:table-cell table:formula="of:=[.C61] + 1000" office:value-type="float" office:value="59000" calcext:value-type="float">
            <text:p>59000</text:p>
          </table:table-cell>
          <table:table-cell table:formula="of:=[.A471]" office:value-type="float" office:value="260264000" calcext:value-type="float">
            <text:p>260264000</text:p>
          </table:table-cell>
          <table:table-cell table:formula="of:= [.D62] / ([.C62] ^ (7/4))" office:value-type="float" office:value="1.16526064707359" calcext:value-type="float">
            <text:p>1.1652606471</text:p>
          </table:table-cell>
          <table:table-cell table:formula="of:=[.A473]" office:value-type="float" office:value="41.3478" calcext:value-type="float">
            <text:p>41.3478</text:p>
          </table:table-cell>
          <table:table-cell table:number-columns-repeated="5"/>
        </table:table-row>
        <table:table-row table:style-name="ro1">
          <table:table-cell office:value-type="float" office:value="7953740" calcext:value-type="float">
            <text:p>7953740</text:p>
          </table:table-cell>
          <table:table-cell/>
          <table:table-cell table:formula="of:=[.C62] + 1000" office:value-type="float" office:value="60000" calcext:value-type="float">
            <text:p>60000</text:p>
          </table:table-cell>
          <table:table-cell table:formula="of:=[.A479]" office:value-type="float" office:value="268373000" calcext:value-type="float">
            <text:p>268373000</text:p>
          </table:table-cell>
          <table:table-cell table:formula="of:= [.D63] / ([.C63] ^ (7/4))" office:value-type="float" office:value="1.16674012224447" calcext:value-type="float">
            <text:p>1.1667401222</text:p>
          </table:table-cell>
          <table:table-cell table:formula="of:=[.A481]" office:value-type="float" office:value="31.8505" calcext:value-type="float">
            <text:p>31.85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Overall Delta: </text:p>
          </table:table-cell>
          <table:table-cell/>
          <table:table-cell table:formula="of:=[.C63] + 1000" office:value-type="float" office:value="61000" calcext:value-type="float">
            <text:p>61000</text:p>
          </table:table-cell>
          <table:table-cell table:formula="of:=[.A487]" office:value-type="float" office:value="275768000" calcext:value-type="float">
            <text:p>275768000</text:p>
          </table:table-cell>
          <table:table-cell table:formula="of:= [.D64] / ([.C64] ^ (7/4))" office:value-type="float" office:value="1.16470692630229" calcext:value-type="float">
            <text:p>1.1647069263</text:p>
          </table:table-cell>
          <table:table-cell table:formula="of:=[.A489]" office:value-type="float" office:value="36.6008" calcext:value-type="float">
            <text:p>36.6008</text:p>
          </table:table-cell>
          <table:table-cell table:number-columns-repeated="5"/>
        </table:table-row>
        <table:table-row table:style-name="ro1">
          <table:table-cell office:value-type="float" office:value="17.6865" calcext:value-type="float">
            <text:p>17.6865</text:p>
          </table:table-cell>
          <table:table-cell/>
          <table:table-cell table:formula="of:=[.C64] + 1000" office:value-type="float" office:value="62000" calcext:value-type="float">
            <text:p>62000</text:p>
          </table:table-cell>
          <table:table-cell table:formula="of:=[.A495]" office:value-type="float" office:value="283885000" calcext:value-type="float">
            <text:p>283885000</text:p>
          </table:table-cell>
          <table:table-cell table:formula="of:= [.D65] / ([.C65] ^ (7/4))" office:value-type="float" office:value="1.16535163313644" calcext:value-type="float">
            <text:p>1.1653516331</text:p>
          </table:table-cell>
          <table:table-cell table:formula="of:=[.A497]" office:value-type="float" office:value="38.0042" calcext:value-type="float">
            <text:p>38.004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65] + 1000" office:value-type="float" office:value="63000" calcext:value-type="float">
            <text:p>63000</text:p>
          </table:table-cell>
          <table:table-cell table:formula="of:=[.A503]" office:value-type="float" office:value="291581000" calcext:value-type="float">
            <text:p>291581000</text:p>
          </table:table-cell>
          <table:table-cell table:formula="of:= [.D66] / ([.C66] ^ (7/4))" office:value-type="float" office:value="1.16389354486074" calcext:value-type="float">
            <text:p>1.1638935449</text:p>
          </table:table-cell>
          <table:table-cell table:formula="of:=[.A505]" office:value-type="float" office:value="32.243" calcext:value-type="float">
            <text:p>32.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----RUN REPORT----</text:p>
          </table:table-cell>
          <table:table-cell/>
          <table:table-cell table:formula="of:=[.C66] + 1000" office:value-type="float" office:value="64000" calcext:value-type="float">
            <text:p>64000</text:p>
          </table:table-cell>
          <table:table-cell table:formula="of:=[.A511]" office:value-type="float" office:value="299534000" calcext:value-type="float">
            <text:p>299534000</text:p>
          </table:table-cell>
          <table:table-cell table:formula="of:= [.D67] / ([.C67] ^ (7/4))" office:value-type="float" office:value="1.16313780503179" calcext:value-type="float">
            <text:p>1.163137805</text:p>
          </table:table-cell>
          <table:table-cell table:formula="of:=[.A513]" office:value-type="float" office:value="36.2693" calcext:value-type="float">
            <text:p>36.26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 <text:s text:c="20"/>: 9000</text:p>
          </table:table-cell>
          <table:table-cell/>
          <table:table-cell table:formula="of:=[.C67] + 1000" office:value-type="float" office:value="65000" calcext:value-type="float">
            <text:p>65000</text:p>
          </table:table-cell>
          <table:table-cell table:formula="of:=[.A519]" office:value-type="float" office:value="307853000" calcext:value-type="float">
            <text:p>307853000</text:p>
          </table:table-cell>
          <table:table-cell table:formula="of:= [.D68] / ([.C68] ^ (7/4))" office:value-type="float" office:value="1.16344274555442" calcext:value-type="float">
            <text:p>1.1634427456</text:p>
          </table:table-cell>
          <table:table-cell table:formula="of:=[.A521]" office:value-type="float" office:value="34.9931" calcext:value-type="float">
            <text:p>34.993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68] + 1000" office:value-type="float" office:value="66000" calcext:value-type="float">
            <text:p>66000</text:p>
          </table:table-cell>
          <table:table-cell table:formula="of:=[.A527]" office:value-type="float" office:value="316381000" calcext:value-type="float">
            <text:p>316381000</text:p>
          </table:table-cell>
          <table:table-cell table:formula="of:= [.D69] / ([.C69] ^ (7/4))" office:value-type="float" office:value="1.16414883321339" calcext:value-type="float">
            <text:p>1.1641488332</text:p>
          </table:table-cell>
          <table:table-cell table:formula="of:=[.A529]" office:value-type="float" office:value="33.7843" calcext:value-type="float">
            <text:p>33.78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Overall average: </text:p>
          </table:table-cell>
          <table:table-cell/>
          <table:table-cell table:formula="of:=[.C69] + 1000" office:value-type="float" office:value="67000" calcext:value-type="float">
            <text:p>67000</text:p>
          </table:table-cell>
          <table:table-cell table:formula="of:=[.A535]" office:value-type="float" office:value="324893000" calcext:value-type="float">
            <text:p>324893000</text:p>
          </table:table-cell>
          <table:table-cell table:formula="of:= [.D70] / ([.C70] ^ (7/4))" office:value-type="float" office:value="1.16441944596162" calcext:value-type="float">
            <text:p>1.164419446</text:p>
          </table:table-cell>
          <table:table-cell table:formula="of:=[.A537]" office:value-type="float" office:value="38.2887" calcext:value-type="float">
            <text:p>38.2887</text:p>
          </table:table-cell>
          <table:table-cell table:number-columns-repeated="5"/>
        </table:table-row>
        <table:table-row table:style-name="ro1">
          <table:table-cell office:value-type="float" office:value="9752580" calcext:value-type="float">
            <text:p>9752580</text:p>
          </table:table-cell>
          <table:table-cell/>
          <table:table-cell table:formula="of:=[.C70] + 1000" office:value-type="float" office:value="68000" calcext:value-type="float">
            <text:p>68000</text:p>
          </table:table-cell>
          <table:table-cell table:formula="of:=[.A543]" office:value-type="float" office:value="333225000" calcext:value-type="float">
            <text:p>333225000</text:p>
          </table:table-cell>
          <table:table-cell table:formula="of:= [.D71] / ([.C71] ^ (7/4))" office:value-type="float" office:value="1.16371593005132" calcext:value-type="float">
            <text:p>1.1637159301</text:p>
          </table:table-cell>
          <table:table-cell table:formula="of:=[.A545]" office:value-type="float" office:value="36.2266" calcext:value-type="float">
            <text:p>36.22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Overall Delta: </text:p>
          </table:table-cell>
          <table:table-cell/>
          <table:table-cell table:formula="of:=[.C71] + 1000" office:value-type="float" office:value="69000" calcext:value-type="float">
            <text:p>69000</text:p>
          </table:table-cell>
          <table:table-cell table:formula="of:=[.A551]" office:value-type="float" office:value="341741000" calcext:value-type="float">
            <text:p>341741000</text:p>
          </table:table-cell>
          <table:table-cell table:formula="of:= [.D72] / ([.C72] ^ (7/4))" office:value-type="float" office:value="1.16335209731977" calcext:value-type="float">
            <text:p>1.1633520973</text:p>
          </table:table-cell>
          <table:table-cell table:formula="of:=[.A553]" office:value-type="float" office:value="44.2933" calcext:value-type="float">
            <text:p>44.2933</text:p>
          </table:table-cell>
          <table:table-cell table:number-columns-repeated="5"/>
        </table:table-row>
        <table:table-row table:style-name="ro1">
          <table:table-cell office:value-type="float" office:value="20.5363" calcext:value-type="float">
            <text:p>20.5363</text:p>
          </table:table-cell>
          <table:table-cell/>
          <table:table-cell table:formula="of:=[.C72] + 1000" office:value-type="float" office:value="70000" calcext:value-type="float">
            <text:p>70000</text:p>
          </table:table-cell>
          <table:table-cell table:formula="of:=[.A559]" office:value-type="float" office:value="350778000" calcext:value-type="float">
            <text:p>350778000</text:p>
          </table:table-cell>
          <table:table-cell table:formula="of:= [.D73] / ([.C73] ^ (7/4))" office:value-type="float" office:value="1.1644230064474" calcext:value-type="float">
            <text:p>1.1644230064</text:p>
          </table:table-cell>
          <table:table-cell table:formula="of:=[.A561]" office:value-type="float" office:value="37.2765" calcext:value-type="float">
            <text:p>37.2765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73] + 1000" office:value-type="float" office:value="71000" calcext:value-type="float">
            <text:p>71000</text:p>
          </table:table-cell>
          <table:table-cell table:formula="of:=[.A567]" office:value-type="float" office:value="359312000" calcext:value-type="float">
            <text:p>359312000</text:p>
          </table:table-cell>
          <table:table-cell table:formula="of:= [.D74] / ([.C74] ^ (7/4))" office:value-type="float" office:value="1.16350863669163" calcext:value-type="float">
            <text:p>1.1635086367</text:p>
          </table:table-cell>
          <table:table-cell table:formula="of:=[.A569]" office:value-type="float" office:value="41.1773" calcext:value-type="float">
            <text:p>41.17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----RUN REPORT----</text:p>
          </table:table-cell>
          <table:table-cell/>
          <table:table-cell table:formula="of:=[.C74] + 1000" office:value-type="float" office:value="72000" calcext:value-type="float">
            <text:p>72000</text:p>
          </table:table-cell>
          <table:table-cell table:formula="of:=[.A575]" office:value-type="float" office:value="368285000" calcext:value-type="float">
            <text:p>368285000</text:p>
          </table:table-cell>
          <table:table-cell table:formula="of:= [.D75] / ([.C75] ^ (7/4))" office:value-type="float" office:value="1.16372981704029" calcext:value-type="float">
            <text:p>1.163729817</text:p>
          </table:table-cell>
          <table:table-cell table:formula="of:=[.A577]" office:value-type="float" office:value="37.3148" calcext:value-type="float">
            <text:p>37.31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 <text:s text:c="20"/>: 10000</text:p>
          </table:table-cell>
          <table:table-cell/>
          <table:table-cell table:formula="of:=[.C75] + 1000" office:value-type="float" office:value="73000" calcext:value-type="float">
            <text:p>73000</text:p>
          </table:table-cell>
          <table:table-cell table:formula="of:=[.A583]" office:value-type="float" office:value="377189000" calcext:value-type="float">
            <text:p>377189000</text:p>
          </table:table-cell>
          <table:table-cell table:formula="of:= [.D76] / ([.C76] ^ (7/4))" office:value-type="float" office:value="1.16344006042263" calcext:value-type="float">
            <text:p>1.1634400604</text:p>
          </table:table-cell>
          <table:table-cell table:formula="of:=[.A585]" office:value-type="float" office:value="37.9479" calcext:value-type="float">
            <text:p>37.947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76] + 1000" office:value-type="float" office:value="74000" calcext:value-type="float">
            <text:p>74000</text:p>
          </table:table-cell>
          <table:table-cell table:formula="of:=[.A591]" office:value-type="float" office:value="386243000" calcext:value-type="float">
            <text:p>386243000</text:p>
          </table:table-cell>
          <table:table-cell table:formula="of:= [.D77] / ([.C77] ^ (7/4))" office:value-type="float" office:value="1.16333585097831" calcext:value-type="float">
            <text:p>1.163335851</text:p>
          </table:table-cell>
          <table:table-cell table:formula="of:=[.A593]" office:value-type="float" office:value="36.1544" calcext:value-type="float">
            <text:p>36.15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Overall average: </text:p>
          </table:table-cell>
          <table:table-cell/>
          <table:table-cell table:formula="of:=[.C77] + 1000" office:value-type="float" office:value="75000" calcext:value-type="float">
            <text:p>75000</text:p>
          </table:table-cell>
          <table:table-cell table:formula="of:=[.A599]" office:value-type="float" office:value="395584000" calcext:value-type="float">
            <text:p>395584000</text:p>
          </table:table-cell>
          <table:table-cell table:formula="of:= [.D78] / ([.C78] ^ (7/4))" office:value-type="float" office:value="1.16380845137563" calcext:value-type="float">
            <text:p>1.1638084514</text:p>
          </table:table-cell>
          <table:table-cell table:formula="of:=[.A601]" office:value-type="float" office:value="38.3464" calcext:value-type="float">
            <text:p>38.3464</text:p>
          </table:table-cell>
          <table:table-cell table:number-columns-repeated="5"/>
        </table:table-row>
        <table:table-row table:style-name="ro1">
          <table:table-cell office:value-type="float" office:value="11745500" calcext:value-type="float">
            <text:p>11745500</text:p>
          </table:table-cell>
          <table:table-cell/>
          <table:table-cell table:formula="of:=[.C78] + 1000" office:value-type="float" office:value="76000" calcext:value-type="float">
            <text:p>76000</text:p>
          </table:table-cell>
          <table:table-cell table:formula="of:=[.A607]" office:value-type="float" office:value="404837000" calcext:value-type="float">
            <text:p>404837000</text:p>
          </table:table-cell>
          <table:table-cell table:formula="of:= [.D79] / ([.C79] ^ (7/4))" office:value-type="float" office:value="1.16374120393781" calcext:value-type="float">
            <text:p>1.1637412039</text:p>
          </table:table-cell>
          <table:table-cell table:formula="of:=[.A609]" office:value-type="float" office:value="36.4911" calcext:value-type="float">
            <text:p>36.49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Overall Delta: </text:p>
          </table:table-cell>
          <table:table-cell/>
          <table:table-cell table:formula="of:=[.C79] + 1000" office:value-type="float" office:value="77000" calcext:value-type="float">
            <text:p>77000</text:p>
          </table:table-cell>
          <table:table-cell table:formula="of:=[.A615]" office:value-type="float" office:value="414069000" calcext:value-type="float">
            <text:p>414069000</text:p>
          </table:table-cell>
          <table:table-cell table:formula="of:= [.D80] / ([.C80] ^ (7/4))" office:value-type="float" office:value="1.16335952091288" calcext:value-type="float">
            <text:p>1.1633595209</text:p>
          </table:table-cell>
          <table:table-cell table:formula="of:=[.A617]" office:value-type="float" office:value="41.7438" calcext:value-type="float">
            <text:p>41.7438</text:p>
          </table:table-cell>
          <table:table-cell table:number-columns-repeated="5"/>
        </table:table-row>
        <table:table-row table:style-name="ro1">
          <table:table-cell office:value-type="float" office:value="22.6858" calcext:value-type="float">
            <text:p>22.6858</text:p>
          </table:table-cell>
          <table:table-cell/>
          <table:table-cell table:formula="of:=[.C80] + 1000" office:value-type="float" office:value="78000" calcext:value-type="float">
            <text:p>78000</text:p>
          </table:table-cell>
          <table:table-cell table:formula="of:=[.A623]" office:value-type="float" office:value="423477000" calcext:value-type="float">
            <text:p>423477000</text:p>
          </table:table-cell>
          <table:table-cell table:formula="of:= [.D81] / ([.C81] ^ (7/4))" office:value-type="float" office:value="1.16322646139328" calcext:value-type="float">
            <text:p>1.1632264614</text:p>
          </table:table-cell>
          <table:table-cell table:formula="of:=[.A625]" office:value-type="float" office:value="39.8671" calcext:value-type="float">
            <text:p>39.867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81] + 1000" office:value-type="float" office:value="79000" calcext:value-type="float">
            <text:p>79000</text:p>
          </table:table-cell>
          <table:table-cell table:formula="of:=[.A631]" office:value-type="float" office:value="433333000" calcext:value-type="float">
            <text:p>433333000</text:p>
          </table:table-cell>
          <table:table-cell table:formula="of:= [.D82] / ([.C82] ^ (7/4))" office:value-type="float" office:value="1.16405728670289" calcext:value-type="float">
            <text:p>1.1640572867</text:p>
          </table:table-cell>
          <table:table-cell table:formula="of:=[.A633]" office:value-type="float" office:value="37.2403" calcext:value-type="float">
            <text:p>37.24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----RUN REPORT----</text:p>
          </table:table-cell>
          <table:table-cell/>
          <table:table-cell table:formula="of:=[.C82] + 1000" office:value-type="float" office:value="80000" calcext:value-type="float">
            <text:p>80000</text:p>
          </table:table-cell>
          <table:table-cell table:formula="of:=[.A639]" office:value-type="float" office:value="442318000" calcext:value-type="float">
            <text:p>442318000</text:p>
          </table:table-cell>
          <table:table-cell table:formula="of:= [.D83] / ([.C83] ^ (7/4))" office:value-type="float" office:value="1.16232381438185" calcext:value-type="float">
            <text:p>1.1623238144</text:p>
          </table:table-cell>
          <table:table-cell table:formula="of:=[.A641]" office:value-type="float" office:value="40.091" calcext:value-type="float">
            <text:p>40.0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 <text:s text:c="20"/>: 11000</text:p>
          </table:table-cell>
          <table:table-cell/>
          <table:table-cell table:formula="of:=[.C83] + 1000" office:value-type="float" office:value="81000" calcext:value-type="float">
            <text:p>81000</text:p>
          </table:table-cell>
          <table:table-cell table:formula="of:=[.A647]" office:value-type="float" office:value="452410000" calcext:value-type="float">
            <text:p>452410000</text:p>
          </table:table-cell>
          <table:table-cell table:formula="of:= [.D84] / ([.C84] ^ (7/4))" office:value-type="float" office:value="1.16327772715759" calcext:value-type="float">
            <text:p>1.1632777272</text:p>
          </table:table-cell>
          <table:table-cell table:formula="of:=[.A649]" office:value-type="float" office:value="37.5194" calcext:value-type="float">
            <text:p>37.519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84] + 1000" office:value-type="float" office:value="82000" calcext:value-type="float">
            <text:p>82000</text:p>
          </table:table-cell>
          <table:table-cell table:formula="of:=[.A655]" office:value-type="float" office:value="462257000" calcext:value-type="float">
            <text:p>462257000</text:p>
          </table:table-cell>
          <table:table-cell table:formula="of:= [.D85] / ([.C85] ^ (7/4))" office:value-type="float" office:value="1.16334694785664" calcext:value-type="float">
            <text:p>1.1633469479</text:p>
          </table:table-cell>
          <table:table-cell table:formula="of:=[.A657]" office:value-type="float" office:value="41.3707" calcext:value-type="float">
            <text:p>41.37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Overall average: </text:p>
          </table:table-cell>
          <table:table-cell/>
          <table:table-cell table:formula="of:=[.C85] + 1000" office:value-type="float" office:value="83000" calcext:value-type="float">
            <text:p>83000</text:p>
          </table:table-cell>
          <table:table-cell table:formula="of:=[.A663]" office:value-type="float" office:value="472201000" calcext:value-type="float">
            <text:p>472201000</text:p>
          </table:table-cell>
          <table:table-cell table:formula="of:= [.D86] / ([.C86] ^ (7/4))" office:value-type="float" office:value="1.1634299532853" calcext:value-type="float">
            <text:p>1.1634299533</text:p>
          </table:table-cell>
          <table:table-cell table:formula="of:=[.A665]" office:value-type="float" office:value="34.6132" calcext:value-type="float">
            <text:p>34.6132</text:p>
          </table:table-cell>
          <table:table-cell table:number-columns-repeated="5"/>
        </table:table-row>
        <table:table-row table:style-name="ro1">
          <table:table-cell office:value-type="float" office:value="13881700" calcext:value-type="float">
            <text:p>13881700</text:p>
          </table:table-cell>
          <table:table-cell/>
          <table:table-cell table:formula="of:=[.C86] + 1000" office:value-type="float" office:value="84000" calcext:value-type="float">
            <text:p>84000</text:p>
          </table:table-cell>
          <table:table-cell table:formula="of:=[.A671]" office:value-type="float" office:value="481992000" calcext:value-type="float">
            <text:p>481992000</text:p>
          </table:table-cell>
          <table:table-cell table:formula="of:= [.D87] / ([.C87] ^ (7/4))" office:value-type="float" office:value="1.16292331969931" calcext:value-type="float">
            <text:p>1.1629233197</text:p>
          </table:table-cell>
          <table:table-cell table:formula="of:=[.A673]" office:value-type="float" office:value="40.3968" calcext:value-type="float">
            <text:p>40.39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Overall Delta: </text:p>
          </table:table-cell>
          <table:table-cell/>
          <table:table-cell table:formula="of:=[.C87] + 1000" office:value-type="float" office:value="85000" calcext:value-type="float">
            <text:p>85000</text:p>
          </table:table-cell>
          <table:table-cell table:formula="of:=[.A679]" office:value-type="float" office:value="492167000" calcext:value-type="float">
            <text:p>492167000</text:p>
          </table:table-cell>
          <table:table-cell table:formula="of:= [.D88] / ([.C88] ^ (7/4))" office:value-type="float" office:value="1.16313298170063" calcext:value-type="float">
            <text:p>1.1631329817</text:p>
          </table:table-cell>
          <table:table-cell table:formula="of:=[.A681]" office:value-type="float" office:value="36.9648" calcext:value-type="float">
            <text:p>36.9648</text:p>
          </table:table-cell>
          <table:table-cell table:number-columns-repeated="5"/>
        </table:table-row>
        <table:table-row table:style-name="ro1">
          <table:table-cell office:value-type="float" office:value="24.1799" calcext:value-type="float">
            <text:p>24.1799</text:p>
          </table:table-cell>
          <table:table-cell/>
          <table:table-cell table:formula="of:=[.C88] + 1000" office:value-type="float" office:value="86000" calcext:value-type="float">
            <text:p>86000</text:p>
          </table:table-cell>
          <table:table-cell table:formula="of:=[.A687]" office:value-type="float" office:value="502344000" calcext:value-type="float">
            <text:p>502344000</text:p>
          </table:table-cell>
          <table:table-cell table:formula="of:= [.D89] / ([.C89] ^ (7/4))" office:value-type="float" office:value="1.1631318006497" calcext:value-type="float">
            <text:p>1.1631318006</text:p>
          </table:table-cell>
          <table:table-cell table:formula="of:=[.A689]" office:value-type="float" office:value="40.3751" calcext:value-type="float">
            <text:p>40.375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89] + 1000" office:value-type="float" office:value="87000" calcext:value-type="float">
            <text:p>87000</text:p>
          </table:table-cell>
          <table:table-cell table:formula="of:=[.A695]" office:value-type="float" office:value="512675000" calcext:value-type="float">
            <text:p>512675000</text:p>
          </table:table-cell>
          <table:table-cell table:formula="of:= [.D90] / ([.C90] ^ (7/4))" office:value-type="float" office:value="1.16327782120042" calcext:value-type="float">
            <text:p>1.1632778212</text:p>
          </table:table-cell>
          <table:table-cell table:formula="of:=[.A697]" office:value-type="float" office:value="42.656" calcext:value-type="float">
            <text:p>42.6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----RUN REPORT----</text:p>
          </table:table-cell>
          <table:table-cell/>
          <table:table-cell table:formula="of:=[.C90] + 1000" office:value-type="float" office:value="88000" calcext:value-type="float">
            <text:p>88000</text:p>
          </table:table-cell>
          <table:table-cell table:formula="of:=[.A703]" office:value-type="float" office:value="522969000" calcext:value-type="float">
            <text:p>522969000</text:p>
          </table:table-cell>
          <table:table-cell table:formula="of:= [.D91] / ([.C91] ^ (7/4))" office:value-type="float" office:value="1.16313806764311" calcext:value-type="float">
            <text:p>1.1631380676</text:p>
          </table:table-cell>
          <table:table-cell table:formula="of:=[.A705]" office:value-type="float" office:value="38.0335" calcext:value-type="float">
            <text:p>38.03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 <text:s text:c="20"/>: 12000</text:p>
          </table:table-cell>
          <table:table-cell/>
          <table:table-cell table:formula="of:=[.C91] + 1000" office:value-type="float" office:value="89000" calcext:value-type="float">
            <text:p>89000</text:p>
          </table:table-cell>
          <table:table-cell table:formula="of:=[.A711]" office:value-type="float" office:value="533577000" calcext:value-type="float">
            <text:p>533577000</text:p>
          </table:table-cell>
          <table:table-cell table:formula="of:= [.D92] / ([.C92] ^ (7/4))" office:value-type="float" office:value="1.16349518216385" calcext:value-type="float">
            <text:p>1.1634951822</text:p>
          </table:table-cell>
          <table:table-cell table:formula="of:=[.A713]" office:value-type="float" office:value="35.6955" calcext:value-type="float">
            <text:p>35.6955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92] + 1000" office:value-type="float" office:value="90000" calcext:value-type="float">
            <text:p>90000</text:p>
          </table:table-cell>
          <table:table-cell table:formula="of:=[.A719]" office:value-type="float" office:value="543478000" calcext:value-type="float">
            <text:p>543478000</text:p>
          </table:table-cell>
          <table:table-cell table:formula="of:= [.D93] / ([.C93] ^ (7/4))" office:value-type="float" office:value="1.16213766518015" calcext:value-type="float">
            <text:p>1.1621376652</text:p>
          </table:table-cell>
          <table:table-cell table:formula="of:=[.A721]" office:value-type="float" office:value="37.4598" calcext:value-type="float">
            <text:p>37.45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Overall average: </text:p>
          </table:table-cell>
          <table:table-cell/>
          <table:table-cell table:formula="of:=[.C93] + 1000" office:value-type="float" office:value="91000" calcext:value-type="float">
            <text:p>91000</text:p>
          </table:table-cell>
          <table:table-cell table:formula="of:=[.A727]" office:value-type="float" office:value="554852000" calcext:value-type="float">
            <text:p>554852000</text:p>
          </table:table-cell>
          <table:table-cell table:formula="of:= [.D94] / ([.C94] ^ (7/4))" office:value-type="float" office:value="1.1637366696108" calcext:value-type="float">
            <text:p>1.1637366696</text:p>
          </table:table-cell>
          <table:table-cell table:formula="of:=[.A729]" office:value-type="float" office:value="40.2098" calcext:value-type="float">
            <text:p>40.2098</text:p>
          </table:table-cell>
          <table:table-cell table:number-columns-repeated="5"/>
        </table:table-row>
        <table:table-row table:style-name="ro1">
          <table:table-cell office:value-type="float" office:value="16123600" calcext:value-type="float">
            <text:p>16123600</text:p>
          </table:table-cell>
          <table:table-cell/>
          <table:table-cell table:formula="of:=[.C94] + 1000" office:value-type="float" office:value="92000" calcext:value-type="float">
            <text:p>92000</text:p>
          </table:table-cell>
          <table:table-cell table:formula="of:=[.A735]" office:value-type="float" office:value="564965000" calcext:value-type="float">
            <text:p>564965000</text:p>
          </table:table-cell>
          <table:table-cell table:formula="of:= [.D95] / ([.C95] ^ (7/4))" office:value-type="float" office:value="1.16249969049062" calcext:value-type="float">
            <text:p>1.1624996905</text:p>
          </table:table-cell>
          <table:table-cell table:formula="of:=[.A737]" office:value-type="float" office:value="32.7212" calcext:value-type="float">
            <text:p>32.7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Overall Delta: </text:p>
          </table:table-cell>
          <table:table-cell/>
          <table:table-cell table:formula="of:=[.C95] + 1000" office:value-type="float" office:value="93000" calcext:value-type="float">
            <text:p>93000</text:p>
          </table:table-cell>
          <table:table-cell table:formula="of:=[.A743]" office:value-type="float" office:value="576440000" calcext:value-type="float">
            <text:p>576440000</text:p>
          </table:table-cell>
          <table:table-cell table:formula="of:= [.D96] / ([.C96] ^ (7/4))" office:value-type="float" office:value="1.16388199429401" calcext:value-type="float">
            <text:p>1.1638819943</text:p>
          </table:table-cell>
          <table:table-cell table:formula="of:=[.A745]" office:value-type="float" office:value="41.4101" calcext:value-type="float">
            <text:p>41.4101</text:p>
          </table:table-cell>
          <table:table-cell table:number-columns-repeated="5"/>
        </table:table-row>
        <table:table-row table:style-name="ro1">
          <table:table-cell office:value-type="float" office:value="24.6067" calcext:value-type="float">
            <text:p>24.6067</text:p>
          </table:table-cell>
          <table:table-cell/>
          <table:table-cell table:formula="of:=[.C96] + 1000" office:value-type="float" office:value="94000" calcext:value-type="float">
            <text:p>94000</text:p>
          </table:table-cell>
          <table:table-cell table:formula="of:=[.A751]" office:value-type="float" office:value="586747000" calcext:value-type="float">
            <text:p>586747000</text:p>
          </table:table-cell>
          <table:table-cell table:formula="of:= [.D97] / ([.C97] ^ (7/4))" office:value-type="float" office:value="1.16272533072856" calcext:value-type="float">
            <text:p>1.1627253307</text:p>
          </table:table-cell>
          <table:table-cell table:formula="of:=[.A753]" office:value-type="float" office:value="44.5811" calcext:value-type="float">
            <text:p>44.581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97] + 1000" office:value-type="float" office:value="95000" calcext:value-type="float">
            <text:p>95000</text:p>
          </table:table-cell>
          <table:table-cell table:formula="of:=[.A759]" office:value-type="float" office:value="597650000" calcext:value-type="float">
            <text:p>597650000</text:p>
          </table:table-cell>
          <table:table-cell table:formula="of:= [.D98] / ([.C98] ^ (7/4))" office:value-type="float" office:value="1.16260079229295" calcext:value-type="float">
            <text:p>1.1626007923</text:p>
          </table:table-cell>
          <table:table-cell table:formula="of:=[.A761]" office:value-type="float" office:value="43.9184" calcext:value-type="float">
            <text:p>43.91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----RUN REPORT----</text:p>
          </table:table-cell>
          <table:table-cell/>
          <table:table-cell table:formula="of:=[.C98] + 1000" office:value-type="float" office:value="96000" calcext:value-type="float">
            <text:p>96000</text:p>
          </table:table-cell>
          <table:table-cell table:formula="of:=[.A767]" office:value-type="float" office:value="608657000" calcext:value-type="float">
            <text:p>608657000</text:p>
          </table:table-cell>
          <table:table-cell table:formula="of:= [.D99] / ([.C99] ^ (7/4))" office:value-type="float" office:value="1.16251338841462" calcext:value-type="float">
            <text:p>1.1625133884</text:p>
          </table:table-cell>
          <table:table-cell table:formula="of:=[.A769]" office:value-type="float" office:value="39.2223" calcext:value-type="float">
            <text:p>39.22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 <text:s text:c="20"/>: 13000</text:p>
          </table:table-cell>
          <table:table-cell/>
          <table:table-cell table:formula="of:=[.C99] + 1000" office:value-type="float" office:value="97000" calcext:value-type="float">
            <text:p>97000</text:p>
          </table:table-cell>
          <table:table-cell table:formula="of:=[.A775]" office:value-type="float" office:value="619884000" calcext:value-type="float">
            <text:p>619884000</text:p>
          </table:table-cell>
          <table:table-cell table:formula="of:= [.D100] / ([.C100] ^ (7/4))" office:value-type="float" office:value="1.16267916975608" calcext:value-type="float">
            <text:p>1.1626791698</text:p>
          </table:table-cell>
          <table:table-cell table:formula="of:=[.A777]" office:value-type="float" office:value="35.0075" calcext:value-type="float">
            <text:p>35.0075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00] + 1000" office:value-type="float" office:value="98000" calcext:value-type="float">
            <text:p>98000</text:p>
          </table:table-cell>
          <table:table-cell table:formula="of:=[.A783]" office:value-type="float" office:value="631412000" calcext:value-type="float">
            <text:p>631412000</text:p>
          </table:table-cell>
          <table:table-cell table:formula="of:= [.D101] / ([.C101] ^ (7/4))" office:value-type="float" office:value="1.16323429815913" calcext:value-type="float">
            <text:p>1.1632342982</text:p>
          </table:table-cell>
          <table:table-cell table:formula="of:=[.A785]" office:value-type="float" office:value="45.1405" calcext:value-type="float">
            <text:p>45.14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Overall average: </text:p>
          </table:table-cell>
          <table:table-cell/>
          <table:table-cell table:formula="of:=[.C101] + 1000" office:value-type="float" office:value="99000" calcext:value-type="float">
            <text:p>99000</text:p>
          </table:table-cell>
          <table:table-cell table:formula="of:=[.A791]" office:value-type="float" office:value="642637000" calcext:value-type="float">
            <text:p>642637000</text:p>
          </table:table-cell>
          <table:table-cell table:formula="of:= [.D102] / ([.C102] ^ (7/4))" office:value-type="float" office:value="1.1630653997532" calcext:value-type="float">
            <text:p>1.1630653998</text:p>
          </table:table-cell>
          <table:table-cell table:formula="of:=[.A793]" office:value-type="float" office:value="36.1439" calcext:value-type="float">
            <text:p>36.1439</text:p>
          </table:table-cell>
          <table:table-cell table:number-columns-repeated="5"/>
        </table:table-row>
        <table:table-row table:style-name="ro1">
          <table:table-cell office:value-type="float" office:value="18513400" calcext:value-type="float">
            <text:p>18513400</text:p>
          </table:table-cell>
          <table:table-cell/>
          <table:table-cell table:formula="of:=[.C102] + 1000" office:value-type="float" office:value="100000" calcext:value-type="float">
            <text:p>100000</text:p>
          </table:table-cell>
          <table:table-cell table:formula="of:=[.A799]" office:value-type="float" office:value="653793000" calcext:value-type="float">
            <text:p>653793000</text:p>
          </table:table-cell>
          <table:table-cell table:formula="of:= [.D103] / ([.C103] ^ (7/4))" office:value-type="float" office:value="1.16262663032758" calcext:value-type="float">
            <text:p>1.1626266303</text:p>
          </table:table-cell>
          <table:table-cell table:formula="of:=[.A801]" office:value-type="float" office:value="42.5063" calcext:value-type="float">
            <text:p>42.50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28.4166" calcext:value-type="float">
            <text:p>28.4166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14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21119700" calcext:value-type="float">
            <text:p>211197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25.7286" calcext:value-type="float">
            <text:p>25.7286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15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23818900" calcext:value-type="float">
            <text:p>238189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27.1981" calcext:value-type="float">
            <text:p>27.198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16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26661000" calcext:value-type="float">
            <text:p>2666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25.3572" calcext:value-type="float">
            <text:p>25.3572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17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29582200" calcext:value-type="float">
            <text:p>295822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25.7767" calcext:value-type="float">
            <text:p>25.776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18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32708600" calcext:value-type="float">
            <text:p>32708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26.0438" calcext:value-type="float">
            <text:p>26.0438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19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35998500" calcext:value-type="float">
            <text:p>35998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28.051" calcext:value-type="float">
            <text:p>28.05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20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39296300" calcext:value-type="float">
            <text:p>392963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25.5218" calcext:value-type="float">
            <text:p>25.5218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21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42881900" calcext:value-type="float">
            <text:p>428819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24.8583" calcext:value-type="float">
            <text:p>24.858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22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46465500" calcext:value-type="float">
            <text:p>46465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27.6897" calcext:value-type="float">
            <text:p>27.689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23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50180800" calcext:value-type="float">
            <text:p>50180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1.6311" calcext:value-type="float">
            <text:p>31.631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24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54156300" calcext:value-type="float">
            <text:p>541563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26.6714" calcext:value-type="float">
            <text:p>26.6714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25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58139100" calcext:value-type="float">
            <text:p>58139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0.0017" calcext:value-type="float">
            <text:p>30.001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26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62107100" calcext:value-type="float">
            <text:p>62107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29.4745" calcext:value-type="float">
            <text:p>29.4745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27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66521200" calcext:value-type="float">
            <text:p>665212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9.8289" calcext:value-type="float">
            <text:p>39.8289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28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70728800" calcext:value-type="float">
            <text:p>70728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27.9852" calcext:value-type="float">
            <text:p>27.9852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29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75195600" calcext:value-type="float">
            <text:p>75195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0.6596" calcext:value-type="float">
            <text:p>30.6596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30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79914000" calcext:value-type="float">
            <text:p>79914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27.1421" calcext:value-type="float">
            <text:p>27.142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31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84508200" calcext:value-type="float">
            <text:p>845082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27.8241" calcext:value-type="float">
            <text:p>27.824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32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89313000" calcext:value-type="float">
            <text:p>89313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29.1178" calcext:value-type="float">
            <text:p>29.1178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33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94297000" calcext:value-type="float">
            <text:p>94297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29.4237" calcext:value-type="float">
            <text:p>29.423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34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99429500" calcext:value-type="float">
            <text:p>99429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2.645" calcext:value-type="float">
            <text:p>32.645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35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04457000" calcext:value-type="float">
            <text:p>104457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29.9961" calcext:value-type="float">
            <text:p>29.996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36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09760000" calcext:value-type="float">
            <text:p>10976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1.8797" calcext:value-type="float">
            <text:p>31.879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37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15229000" calcext:value-type="float">
            <text:p>115229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0.1653" calcext:value-type="float">
            <text:p>30.165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38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20680000" calcext:value-type="float">
            <text:p>12068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29.3736" calcext:value-type="float">
            <text:p>29.3736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39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26279000" calcext:value-type="float">
            <text:p>126279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0.6284" calcext:value-type="float">
            <text:p>30.6284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40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31877000" calcext:value-type="float">
            <text:p>131877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29.1159" calcext:value-type="float">
            <text:p>29.1159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41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37731000" calcext:value-type="float">
            <text:p>13773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5.8161" calcext:value-type="float">
            <text:p>35.816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42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43579000" calcext:value-type="float">
            <text:p>143579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4.5187" calcext:value-type="float">
            <text:p>34.518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43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49808000" calcext:value-type="float">
            <text:p>149808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5.4973" calcext:value-type="float">
            <text:p>35.497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44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55766000" calcext:value-type="float">
            <text:p>155766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1.3013" calcext:value-type="float">
            <text:p>31.301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45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62072000" calcext:value-type="float">
            <text:p>16207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4.1614" calcext:value-type="float">
            <text:p>34.1614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46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68589000" calcext:value-type="float">
            <text:p>168589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5.6653" calcext:value-type="float">
            <text:p>35.665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47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74737000" calcext:value-type="float">
            <text:p>174737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5.1888" calcext:value-type="float">
            <text:p>35.1888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48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81617000" calcext:value-type="float">
            <text:p>181617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3.798" calcext:value-type="float">
            <text:p>33.798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49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88036000" calcext:value-type="float">
            <text:p>188036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7.9145" calcext:value-type="float">
            <text:p>37.9145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50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195013000" calcext:value-type="float">
            <text:p>195013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2.6571" calcext:value-type="float">
            <text:p>32.657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51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201677000" calcext:value-type="float">
            <text:p>201677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7.0434" calcext:value-type="float">
            <text:p>37.0434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52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208605000" calcext:value-type="float">
            <text:p>20860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6.9707" calcext:value-type="float">
            <text:p>36.970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53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216011000" calcext:value-type="float">
            <text:p>21601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1.3819" calcext:value-type="float">
            <text:p>31.3819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54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222855000" calcext:value-type="float">
            <text:p>22285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5.0636" calcext:value-type="float">
            <text:p>35.0636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55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230018000" calcext:value-type="float">
            <text:p>230018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7.4201" calcext:value-type="float">
            <text:p>37.420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56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237495000" calcext:value-type="float">
            <text:p>23749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3.1075" calcext:value-type="float">
            <text:p>33.1075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57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244892000" calcext:value-type="float">
            <text:p>24489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2.8056" calcext:value-type="float">
            <text:p>32.8056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58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252618000" calcext:value-type="float">
            <text:p>252618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3.841" calcext:value-type="float">
            <text:p>33.84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59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260264000" calcext:value-type="float">
            <text:p>260264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41.3478" calcext:value-type="float">
            <text:p>41.3478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60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268373000" calcext:value-type="float">
            <text:p>268373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1.8505" calcext:value-type="float">
            <text:p>31.8505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61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275768000" calcext:value-type="float">
            <text:p>275768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6.6008" calcext:value-type="float">
            <text:p>36.6008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62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283885000" calcext:value-type="float">
            <text:p>28388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8.0042" calcext:value-type="float">
            <text:p>38.0042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63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291581000" calcext:value-type="float">
            <text:p>29158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2.243" calcext:value-type="float">
            <text:p>32.24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64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299534000" calcext:value-type="float">
            <text:p>299534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6.2693" calcext:value-type="float">
            <text:p>36.269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65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307853000" calcext:value-type="float">
            <text:p>307853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4.9931" calcext:value-type="float">
            <text:p>34.993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66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316381000" calcext:value-type="float">
            <text:p>31638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3.7843" calcext:value-type="float">
            <text:p>33.784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67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324893000" calcext:value-type="float">
            <text:p>324893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8.2887" calcext:value-type="float">
            <text:p>38.288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68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333225000" calcext:value-type="float">
            <text:p>33322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6.2266" calcext:value-type="float">
            <text:p>36.2266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69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341741000" calcext:value-type="float">
            <text:p>34174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44.2933" calcext:value-type="float">
            <text:p>44.293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70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350778000" calcext:value-type="float">
            <text:p>350778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7.2765" calcext:value-type="float">
            <text:p>37.2765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71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359312000" calcext:value-type="float">
            <text:p>35931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41.1773" calcext:value-type="float">
            <text:p>41.177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72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368285000" calcext:value-type="float">
            <text:p>36828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7.3148" calcext:value-type="float">
            <text:p>37.3148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73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377189000" calcext:value-type="float">
            <text:p>377189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7.9479" calcext:value-type="float">
            <text:p>37.9479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74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386243000" calcext:value-type="float">
            <text:p>386243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6.1544" calcext:value-type="float">
            <text:p>36.1544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75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395584000" calcext:value-type="float">
            <text:p>395584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8.3464" calcext:value-type="float">
            <text:p>38.3464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76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404837000" calcext:value-type="float">
            <text:p>404837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6.4911" calcext:value-type="float">
            <text:p>36.491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77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414069000" calcext:value-type="float">
            <text:p>414069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41.7438" calcext:value-type="float">
            <text:p>41.7438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78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423477000" calcext:value-type="float">
            <text:p>423477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9.8671" calcext:value-type="float">
            <text:p>39.867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79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433333000" calcext:value-type="float">
            <text:p>433333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7.2403" calcext:value-type="float">
            <text:p>37.240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80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442318000" calcext:value-type="float">
            <text:p>442318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40.091" calcext:value-type="float">
            <text:p>40.09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81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452410000" calcext:value-type="float">
            <text:p>45241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7.5194" calcext:value-type="float">
            <text:p>37.5194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82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462257000" calcext:value-type="float">
            <text:p>462257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41.3707" calcext:value-type="float">
            <text:p>41.370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83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472201000" calcext:value-type="float">
            <text:p>47220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4.6132" calcext:value-type="float">
            <text:p>34.6132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84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481992000" calcext:value-type="float">
            <text:p>48199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40.3968" calcext:value-type="float">
            <text:p>40.3968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85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492167000" calcext:value-type="float">
            <text:p>492167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6.9648" calcext:value-type="float">
            <text:p>36.9648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86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502344000" calcext:value-type="float">
            <text:p>502344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40.3751" calcext:value-type="float">
            <text:p>40.375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87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512675000" calcext:value-type="float">
            <text:p>51267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42.656" calcext:value-type="float">
            <text:p>42.656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88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522969000" calcext:value-type="float">
            <text:p>522969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8.0335" calcext:value-type="float">
            <text:p>38.0335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89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533577000" calcext:value-type="float">
            <text:p>533577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5.6955" calcext:value-type="float">
            <text:p>35.6955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90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543478000" calcext:value-type="float">
            <text:p>543478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7.4598" calcext:value-type="float">
            <text:p>37.4598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91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554852000" calcext:value-type="float">
            <text:p>55485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40.2098" calcext:value-type="float">
            <text:p>40.2098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92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564965000" calcext:value-type="float">
            <text:p>56496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2.7212" calcext:value-type="float">
            <text:p>32.7212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93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576440000" calcext:value-type="float">
            <text:p>57644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41.4101" calcext:value-type="float">
            <text:p>41.410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94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586747000" calcext:value-type="float">
            <text:p>586747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44.5811" calcext:value-type="float">
            <text:p>44.581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95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597650000" calcext:value-type="float">
            <text:p>59765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43.9184" calcext:value-type="float">
            <text:p>43.9184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96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608657000" calcext:value-type="float">
            <text:p>608657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9.2223" calcext:value-type="float">
            <text:p>39.222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97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619884000" calcext:value-type="float">
            <text:p>619884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5.0075" calcext:value-type="float">
            <text:p>35.0075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98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631412000" calcext:value-type="float">
            <text:p>63141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45.1405" calcext:value-type="float">
            <text:p>45.1405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99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642637000" calcext:value-type="float">
            <text:p>642637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36.1439" calcext:value-type="float">
            <text:p>36.1439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text:s text:c="20"/>: 100000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10"/>
        </table:table-row>
        <table:table-row table:style-name="ro1">
          <table:table-cell office:value-type="float" office:value="653793000" calcext:value-type="float">
            <text:p>653793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10"/>
        </table:table-row>
        <table:table-row table:style-name="ro1">
          <table:table-cell office:value-type="float" office:value="42.5063" calcext:value-type="float">
            <text:p>42.5063</text:p>
          </table:table-cell>
          <table:table-cell table:number-columns-repeated="10"/>
        </table:table-row>
      </table:table>
      <table:table table:name="N = 100k-500k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s/>----RUN REPORT----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Overall Average</text:p>
          </table:table-cell>
          <table:table-cell office:value-type="string" calcext:value-type="string">
            <text:p>Average / (N^(7/4))</text:p>
          </table:table-cell>
          <table:table-cell office:value-type="string" calcext:value-type="string">
            <text:p>Overall Delta</text:p>
          </table:table-cell>
        </table:table-row>
        <table:table-row table:style-name="ro1">
          <table:table-cell office:value-type="string" calcext:value-type="string">
            <text:p>N <text:s text:c="20"/>: 100000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653598000" calcext:value-type="float">
            <text:p>653598000</text:p>
          </table:table-cell>
          <table:table-cell table:formula="of:=[.D4] / ( [.C4] ^ (7/4))" office:value-type="float" office:value="1.16227986584262" calcext:value-type="float">
            <text:p>1.1622798658</text:p>
          </table:table-cell>
          <table:table-cell table:formula="of:=[.A9]" office:value-type="float" office:value="42.6631" calcext:value-type="float">
            <text:p>42.6631</text:p>
          </table:table-cell>
        </table:table-row>
        <table:table-row table:style-name="ro1">
          <table:table-cell table:number-columns-repeated="2"/>
          <table:table-cell table:formula="of:=[.C4] + 100000" office:value-type="float" office:value="200000" calcext:value-type="float">
            <text:p>200000</text:p>
          </table:table-cell>
          <table:table-cell table:formula="of:=[.A15]" office:value-type="float" office:value="2195630000" calcext:value-type="float">
            <text:p>2195630000</text:p>
          </table:table-cell>
          <table:table-cell table:formula="of:=[.D5] / ( [.C5] ^ (7/4))" office:value-type="float" office:value="1.160798033574" calcext:value-type="float">
            <text:p>1.1607980336</text:p>
          </table:table-cell>
          <table:table-cell table:formula="of:=[.A17]" office:value-type="float" office:value="42.6102" calcext:value-type="float">
            <text:p>42.6102</text:p>
          </table:table-cell>
        </table:table-row>
        <table:table-row table:style-name="ro1">
          <table:table-cell office:value-type="string" calcext:value-type="string">
            <text:p><text:s/>Overall average: </text:p>
          </table:table-cell>
          <table:table-cell/>
          <table:table-cell table:formula="of:=[.C5] + 100000" office:value-type="float" office:value="300000" calcext:value-type="float">
            <text:p>300000</text:p>
          </table:table-cell>
          <table:table-cell table:formula="of:=[.A23]" office:value-type="float" office:value="4455530000" calcext:value-type="float">
            <text:p>4455530000</text:p>
          </table:table-cell>
          <table:table-cell table:formula="of:=[.D6] / ( [.C6] ^ (7/4))" office:value-type="float" office:value="1.158609743517" calcext:value-type="float">
            <text:p>1.1586097435</text:p>
          </table:table-cell>
          <table:table-cell table:formula="of:=[.A25]" office:value-type="float" office:value="59.7997" calcext:value-type="float">
            <text:p>59.7997</text:p>
          </table:table-cell>
        </table:table-row>
        <table:table-row table:style-name="ro1">
          <table:table-cell office:value-type="float" office:value="653598000" calcext:value-type="float">
            <text:p>653598000</text:p>
          </table:table-cell>
          <table:table-cell/>
          <table:table-cell table:formula="of:=[.C6] + 100000" office:value-type="float" office:value="400000" calcext:value-type="float">
            <text:p>400000</text:p>
          </table:table-cell>
          <table:table-cell table:formula="of:=[.A31]" office:value-type="float" office:value="7371940000" calcext:value-type="float">
            <text:p>7371940000</text:p>
          </table:table-cell>
          <table:table-cell table:formula="of:=[.D7] / ( [.C7] ^ (7/4))" office:value-type="float" office:value="1.1587154747021" calcext:value-type="float">
            <text:p>1.1587154747</text:p>
          </table:table-cell>
          <table:table-cell table:formula="of:=[.A33]" office:value-type="float" office:value="73.0622" calcext:value-type="float">
            <text:p>73.0622</text:p>
          </table:table-cell>
        </table:table-row>
        <table:table-row table:style-name="ro1">
          <table:table-cell office:value-type="string" calcext:value-type="string">
            <text:p><text:s/>Overall Delta: </text:p>
          </table:table-cell>
          <table:table-cell/>
          <table:table-cell table:formula="of:=[.C7] + 100000" office:value-type="float" office:value="500000" calcext:value-type="float">
            <text:p>500000</text:p>
          </table:table-cell>
          <table:table-cell table:formula="of:=[.A39]" office:value-type="float" office:value="10876800000" calcext:value-type="float">
            <text:p>10876800000</text:p>
          </table:table-cell>
          <table:table-cell table:formula="of:=[.D8] / ( [.C8] ^ (7/4))" office:value-type="float" office:value="1.15692081623783" calcext:value-type="float">
            <text:p>1.1569208162</text:p>
          </table:table-cell>
          <table:table-cell table:formula="of:=[.A41]" office:value-type="float" office:value="53.2556" calcext:value-type="float">
            <text:p>53.2556</text:p>
          </table:table-cell>
        </table:table-row>
        <table:table-row table:style-name="ro1">
          <table:table-cell office:value-type="float" office:value="42.6631" calcext:value-type="float">
            <text:p>42.663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4:.E8])" office:value-type="float" office:value="1.15946478677471" calcext:value-type="float">
            <text:p>1.1594647868</text:p>
          </table:table-cell>
          <table:table-cell table:formula="of:=AVERAGE([.F4:.F8])" office:value-type="float" office:value="54.27816" calcext:value-type="float">
            <text:p>54.27816</text:p>
          </table:table-cell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 <text:s text:c="20"/>: 200000</text:p>
          </table:table-cell>
          <table:table-cell table:number-columns-repeated="4"/>
          <table:table-cell office:value-type="string" calcext:value-type="string">
            <text:p>Delta M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 = 100k-500k</text:p>
          </table:table-cell>
          <table:table-cell table:number-columns-repeated="2"/>
          <table:table-cell table:formula="of:= MIN([.F4:.F8])" office:value-type="float" office:value="42.6102" calcext:value-type="float">
            <text:p>42.6102</text:p>
          </table:table-cell>
        </table:table-row>
        <table:table-row table:style-name="ro1">
          <table:table-cell office:value-type="string" calcext:value-type="string">
            <text:p><text:s/>Overall average: </text:p>
          </table:table-cell>
          <table:table-cell/>
          <table:table-cell office:value-type="string" calcext:value-type="string">
            <text:p>Run Time = </text:p>
          </table:table-cell>
          <table:table-cell office:value-type="string" calcext:value-type="string">
            <text:p>13783 min = ~ 22.97 hours</text:p>
          </table:table-cell>
          <table:table-cell/>
          <table:table-cell office:value-type="string" calcext:value-type="string">
            <text:p>Delta Max</text:p>
          </table:table-cell>
        </table:table-row>
        <table:table-row table:style-name="ro1">
          <table:table-cell office:value-type="float" office:value="2195630000" calcext:value-type="float">
            <text:p>2195630000</text:p>
          </table:table-cell>
          <table:table-cell table:number-columns-repeated="4"/>
          <table:table-cell table:formula="of:=MAX([.F4:.F8])" office:value-type="float" office:value="73.0622" calcext:value-type="float">
            <text:p>73.0622</text:p>
          </table:table-cell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5"/>
        </table:table-row>
        <table:table-row table:style-name="ro1">
          <table:table-cell office:value-type="float" office:value="42.6102" calcext:value-type="float">
            <text:p>42.6102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 <text:s text:c="20"/>: 300000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5"/>
        </table:table-row>
        <table:table-row table:style-name="ro1">
          <table:table-cell office:value-type="float" office:value="4455530000" calcext:value-type="float">
            <text:p>445553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5"/>
        </table:table-row>
        <table:table-row table:style-name="ro1">
          <table:table-cell office:value-type="float" office:value="59.7997" calcext:value-type="float">
            <text:p>59.7997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 <text:s text:c="20"/>: 400000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5"/>
        </table:table-row>
        <table:table-row table:style-name="ro1">
          <table:table-cell office:value-type="float" office:value="7371940000" calcext:value-type="float">
            <text:p>737194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5"/>
        </table:table-row>
        <table:table-row table:style-name="ro1">
          <table:table-cell office:value-type="float" office:value="73.0622" calcext:value-type="float">
            <text:p>73.0622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s/>----RUN REPORT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 <text:s text:c="20"/>: 500000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s/>Overall average: </text:p>
          </table:table-cell>
          <table:table-cell table:number-columns-repeated="5"/>
        </table:table-row>
        <table:table-row table:style-name="ro1">
          <table:table-cell office:value-type="float" office:value="10876800000" calcext:value-type="float">
            <text:p>108768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Overall Delta: </text:p>
          </table:table-cell>
          <table:table-cell table:number-columns-repeated="5"/>
        </table:table-row>
        <table:table-row table:style-name="ro1">
          <table:table-cell office:value-type="float" office:value="53.2556" calcext:value-type="float">
            <text:p>53.255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6">0000-00-00</text:date>, <text:time style:data-style-name="N2" text:time-value="09:42:16.5737026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6T09:49:02.523040938</dc:date>
    <meta:editing-duration>PT25M25S</meta:editing-duration>
    <meta:editing-cycles>5</meta:editing-cycles>
    <meta:generator>LibreOffice/5.1.6.2$Linux_X86_64 LibreOffice_project/10m0$Build-2</meta:generator>
    <meta:document-statistic meta:table-count="2" meta:cell-count="1081" meta:object-count="0"/>
  </office:meta>
</office:document-meta>
</file>